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Linux Libertine O1" svg:font-family="'Linux Libertine O'"/>
    <style:font-face style:name="Lucida Grande" svg:font-family="'Lucida Grande'" style:font-adornments="Regular"/>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Linux Libertine O" svg:font-family="'Linux Libertine O'" style:font-pitch="variable"/>
    <style:font-face style:name="Times New Roman2" svg:font-family="'Times New Roman'" style:font-pitch="variable"/>
    <style:font-face style:name="Ubuntu" svg:font-family="Ubuntu" style:font-pitch="variable"/>
    <style:font-face style:name="Ubuntu Mono" svg:font-family="'Ubuntu Mon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O" officeooo:paragraph-rsid="000e1bd0"/>
    </style:style>
    <style:style style:name="P2" style:family="paragraph" style:parent-style-name="Standard">
      <style:text-properties style:font-name="Linux Libertine O" officeooo:rsid="000e1bd0" officeooo:paragraph-rsid="000e1bd0"/>
    </style:style>
    <style:style style:name="P3" style:family="paragraph" style:parent-style-name="Standard">
      <style:text-properties style:font-name="Linux Libertine O" officeooo:rsid="000e1bd0" officeooo:paragraph-rsid="0021b4fa"/>
    </style:style>
    <style:style style:name="P4" style:family="paragraph" style:parent-style-name="Standard">
      <style:text-properties style:font-name="Linux Libertine O" officeooo:rsid="000fd828" officeooo:paragraph-rsid="000fd828"/>
    </style:style>
    <style:style style:name="P5" style:family="paragraph" style:parent-style-name="Standard">
      <style:text-properties style:font-name="Linux Libertine O" fo:font-style="normal" officeooo:rsid="000fd828" officeooo:paragraph-rsid="000fd828" style:font-style-asian="normal" style:font-style-complex="normal"/>
    </style:style>
    <style:style style:name="P6" style:family="paragraph" style:parent-style-name="Standard">
      <style:text-properties style:font-name="Linux Libertine O" fo:font-style="normal" officeooo:rsid="000fd828" officeooo:paragraph-rsid="0015ee2e" style:font-style-asian="normal" style:font-style-complex="normal"/>
    </style:style>
    <style:style style:name="P7" style:family="paragraph" style:parent-style-name="Standard">
      <style:text-properties style:font-name="Linux Libertine O" fo:font-style="normal" officeooo:rsid="0013fe50" officeooo:paragraph-rsid="0013fe50" style:font-style-asian="normal" style:font-style-complex="normal"/>
    </style:style>
    <style:style style:name="P8" style:family="paragraph" style:parent-style-name="Standard">
      <style:text-properties style:font-name="Linux Libertine O" fo:font-style="normal" officeooo:rsid="0019b183" officeooo:paragraph-rsid="0019b183" style:font-style-asian="normal" style:font-style-complex="normal"/>
    </style:style>
    <style:style style:name="P9" style:family="paragraph" style:parent-style-name="Standard">
      <style:text-properties style:font-name="Linux Libertine O" fo:font-style="normal" officeooo:rsid="001c1920" officeooo:paragraph-rsid="0013fe50" style:font-style-asian="normal" style:font-style-complex="normal"/>
    </style:style>
    <style:style style:name="P10" style:family="paragraph" style:parent-style-name="Standard">
      <style:text-properties style:font-name="Linux Libertine O" fo:font-style="normal" officeooo:rsid="001c1920" officeooo:paragraph-rsid="001c1920" style:font-style-asian="normal" style:font-style-complex="normal"/>
    </style:style>
    <style:style style:name="P11" style:family="paragraph" style:parent-style-name="Standard">
      <style:text-properties style:font-name="Linux Libertine O" fo:font-style="normal" officeooo:rsid="001f2bf0" officeooo:paragraph-rsid="001f2bf0" style:font-style-asian="normal" style:font-style-complex="normal"/>
    </style:style>
    <style:style style:name="P12" style:family="paragraph" style:parent-style-name="Standard">
      <style:text-properties style:font-name="Linux Libertine O" fo:font-style="normal" officeooo:rsid="0017c6fb" officeooo:paragraph-rsid="0027ebab" style:font-style-asian="normal" style:font-style-complex="normal"/>
    </style:style>
    <style:style style:name="P13" style:family="paragraph" style:parent-style-name="Standard">
      <style:text-properties style:font-name="Linux Libertine O" officeooo:paragraph-rsid="00118f4a"/>
    </style:style>
    <style:style style:name="P14" style:family="paragraph" style:parent-style-name="Standard">
      <style:text-properties style:font-name="Linux Libertine O" fo:font-size="13pt" fo:font-weight="normal" officeooo:rsid="00118f4a" officeooo:paragraph-rsid="00118f4a" style:font-size-asian="13pt" style:font-weight-asian="normal"/>
    </style:style>
    <style:style style:name="P15" style:family="paragraph" style:parent-style-name="Standard">
      <style:text-properties fo:color="#0084d1" style:font-name="Linux Libertine O" fo:font-size="16pt" fo:font-style="italic" fo:font-weight="bold" officeooo:rsid="000e1bd0" officeooo:paragraph-rsid="000e1bd0" style:font-size-asian="16pt" style:font-style-asian="italic" style:font-weight-asian="bold" style:font-size-complex="16pt" style:font-style-complex="italic" style:font-weight-complex="bold"/>
    </style:style>
    <style:style style:name="P16" style:family="paragraph" style:parent-style-name="Standard">
      <style:text-properties fo:color="#0084d1" style:font-name="Linux Libertine O" fo:font-size="16pt" fo:font-style="italic" fo:font-weight="bold" officeooo:rsid="000e1bd0" officeooo:paragraph-rsid="0020a4f8" style:font-size-asian="16pt" style:font-style-asian="italic" style:font-weight-asian="bold" style:font-size-complex="16pt" style:font-style-complex="italic" style:font-weight-complex="bold"/>
    </style:style>
    <style:style style:name="P17" style:family="paragraph" style:parent-style-name="Standard">
      <style:text-properties fo:color="#0084d1" style:font-name="Linux Libertine O" fo:font-style="italic" officeooo:rsid="0013fe50" officeooo:paragraph-rsid="0013fe50" style:font-style-asian="italic" style:font-style-complex="italic"/>
    </style:style>
    <style:style style:name="P18" style:family="paragraph" style:parent-style-name="Standard">
      <style:text-properties fo:color="#0084d1" style:font-name="Linux Libertine O" fo:font-style="italic" officeooo:rsid="001f2bf0" officeooo:paragraph-rsid="001f2bf0" style:font-style-asian="italic" style:font-style-complex="italic"/>
    </style:style>
    <style:style style:name="P19" style:family="paragraph" style:parent-style-name="Standard">
      <style:paragraph-properties>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20"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26e6fd" style:font-style-asian="italic" style:font-style-complex="italic"/>
    </style:style>
    <style:style style:name="P21" style:family="paragraph" style:parent-style-name="Standard">
      <style:text-properties fo:color="#0084d1" style:font-name="Linux Libertine O" fo:font-style="italic" officeooo:rsid="0027ebab" officeooo:paragraph-rsid="0027ebab" style:font-style-asian="italic" style:font-style-complex="italic"/>
    </style:style>
    <style:style style:name="P22" style:family="paragraph" style:parent-style-name="Standard">
      <style:text-properties fo:color="#0084d1" style:font-name="Linux Libertine O" fo:font-size="13pt" fo:font-style="italic" fo:font-weight="normal" officeooo:rsid="000fd078" officeooo:paragraph-rsid="000e1bd0" style:font-size-asian="13pt" style:font-style-asian="italic" style:font-weight-asian="normal" style:font-style-complex="italic" style:font-weight-complex="normal"/>
    </style:style>
    <style:style style:name="P23" style:family="paragraph" style:parent-style-name="Standard">
      <style:text-properties fo:color="#0084d1" style:font-name="Linux Libertine O" fo:font-size="13pt" fo:font-style="italic" fo:font-weight="normal" officeooo:paragraph-rsid="000e1bd0" style:font-size-asian="13pt" style:font-style-asian="italic" style:font-weight-asian="normal" style:font-style-complex="italic" style:font-weight-complex="normal"/>
    </style:style>
    <style:style style:name="P24" style:family="paragraph" style:parent-style-name="Standard">
      <style:text-properties style:use-window-font-color="true" style:font-name="Linux Libertine O" fo:font-size="13pt" fo:font-style="italic" fo:font-weight="normal" officeooo:rsid="000fd078" officeooo:paragraph-rsid="000e1bd0" style:font-size-asian="13pt" style:font-style-asian="italic" style:font-weight-asian="normal" style:font-style-complex="italic" style:font-weight-complex="normal"/>
    </style:style>
    <style:style style:name="P25" style:family="paragraph" style:parent-style-name="Standard">
      <style:text-properties style:use-window-font-color="true" style:font-name="Linux Libertine O" officeooo:paragraph-rsid="00118f4a"/>
    </style:style>
    <style:style style:name="P26" style:family="paragraph" style:parent-style-name="Standard">
      <style:text-properties style:use-window-font-color="true" style:font-name="Linux Libertine O" fo:font-style="normal" officeooo:rsid="0013fe50" officeooo:paragraph-rsid="0013fe50" style:font-style-asian="normal" style:font-style-complex="normal"/>
    </style:style>
    <style:style style:name="P27" style:family="paragraph" style:parent-style-name="Standard">
      <style:text-properties style:use-window-font-color="true" style:font-name="Linux Libertine O" fo:font-style="normal" officeooo:rsid="0013fe50" officeooo:paragraph-rsid="00234d48" style:font-style-asian="normal" style:font-style-complex="normal"/>
    </style:style>
    <style:style style:name="P28" style:family="paragraph" style:parent-style-name="Standard">
      <style:text-properties style:use-window-font-color="true" style:font-name="Linux Libertine O" fo:font-style="normal" officeooo:rsid="0017aab2" officeooo:paragraph-rsid="00191dac" style:font-style-asian="normal" style:font-style-complex="normal"/>
    </style:style>
    <style:style style:name="P29" style:family="paragraph" style:parent-style-name="Standard">
      <style:text-properties style:use-window-font-color="true" style:font-name="Linux Libertine O" fo:font-style="normal" officeooo:rsid="00191dac" officeooo:paragraph-rsid="0019f384" style:font-style-asian="normal" style:font-style-complex="normal"/>
    </style:style>
    <style:style style:name="P30" style:family="paragraph" style:parent-style-name="Standard">
      <style:text-properties style:use-window-font-color="true" style:font-name="Linux Libertine O" fo:font-style="normal" officeooo:rsid="001acc64" officeooo:paragraph-rsid="001acc64" style:font-style-asian="normal" style:font-style-complex="normal"/>
    </style:style>
    <style:style style:name="P31" style:family="paragraph" style:parent-style-name="Standard">
      <style:text-properties style:use-window-font-color="true" style:font-name="Linux Libertine O" fo:font-style="normal" officeooo:rsid="001b8954" officeooo:paragraph-rsid="001b8954" style:font-style-asian="normal" style:font-style-complex="normal"/>
    </style:style>
    <style:style style:name="P32" style:family="paragraph" style:parent-style-name="Standard">
      <style:text-properties style:use-window-font-color="true" style:font-name="Linux Libertine O" fo:font-style="normal" officeooo:rsid="0019f384" officeooo:paragraph-rsid="0019f384" style:font-style-asian="normal" style:font-style-complex="normal"/>
    </style:style>
    <style:style style:name="P33" style:family="paragraph" style:parent-style-name="Standard">
      <style:paragraph-properties>
        <style:tab-stops>
          <style:tab-stop style:position="1.4591in"/>
        </style:tab-stops>
      </style:paragraph-properties>
      <style:text-properties style:use-window-font-color="true" style:font-name="Linux Libertine O" fo:font-style="normal" officeooo:rsid="001de0b7" officeooo:paragraph-rsid="0027ebab" style:font-style-asian="normal" style:font-style-complex="normal"/>
    </style:style>
    <style:style style:name="P34" style:family="paragraph" style:parent-style-name="Standard">
      <style:text-properties style:use-window-font-color="true" style:font-name="Linux Libertine O" fo:font-style="normal" officeooo:rsid="001f2bf0" officeooo:paragraph-rsid="001f2bf0" style:font-style-asian="normal" style:font-style-complex="normal"/>
    </style:style>
    <style:style style:name="P35" style:family="paragraph" style:parent-style-name="Standard">
      <style:paragraph-properties>
        <style:tab-stops>
          <style:tab-stop style:position="1.4591in"/>
        </style:tab-stops>
      </style:paragraph-properties>
      <style:text-properties style:use-window-font-color="true" style:font-name="Linux Libertine O" fo:font-style="normal" officeooo:rsid="001f2bf0" officeooo:paragraph-rsid="001f2bf0" style:font-style-asian="normal" style:font-style-complex="normal"/>
    </style:style>
    <style:style style:name="P36" style:family="paragraph" style:parent-style-name="Standard">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37" style:family="paragraph" style:parent-style-name="Standard">
      <style:text-properties style:use-window-font-color="true" style:font-name="Linux Libertine O" fo:font-style="normal" officeooo:rsid="00234d48" officeooo:paragraph-rsid="00234d48" style:font-style-asian="normal" style:font-style-complex="normal"/>
    </style:style>
    <style:style style:name="P38" style:family="paragraph" style:parent-style-name="Standard">
      <style:paragraph-properties>
        <style:tab-stops>
          <style:tab-stop style:position="1.4591in"/>
        </style:tab-stops>
      </style:paragraph-properties>
      <style:text-properties style:use-window-font-color="true" style:font-name="Linux Libertine O" fo:font-style="normal" officeooo:rsid="0026e6fd" officeooo:paragraph-rsid="0026e6fd" style:font-style-asian="normal" style:font-style-complex="normal"/>
    </style:style>
    <style:style style:name="P39" style:family="paragraph" style:parent-style-name="Standard">
      <style:text-properties style:use-window-font-color="true" style:text-position="0% 100%" style:font-name="Linux Libertine O" fo:font-style="normal" officeooo:rsid="0015ee2e" officeooo:paragraph-rsid="002504a1" style:font-style-asian="normal" style:font-style-complex="normal"/>
    </style:style>
    <style:style style:name="P40" style:family="paragraph" style:parent-style-name="Standard">
      <style:text-properties style:use-window-font-color="true" style:text-position="0% 100%" style:font-name="Linux Libertine O" fo:font-style="normal" officeooo:rsid="002504a1" officeooo:paragraph-rsid="002504a1" style:font-style-asian="normal" style:font-style-complex="normal"/>
    </style:style>
    <style:style style:name="P41" style:family="paragraph" style:parent-style-name="Standard">
      <style:text-properties style:use-window-font-color="true" style:font-name="Ubuntu Mono" fo:font-style="normal" officeooo:rsid="001de0b7" officeooo:paragraph-rsid="0027ebab" style:font-style-asian="normal" style:font-style-complex="normal"/>
    </style:style>
    <style:style style:name="P42" style:family="paragraph" style:parent-style-name="Standard">
      <style:text-properties style:text-position="0% 100%" style:font-name="Linux Libertine O" fo:font-style="normal" officeooo:rsid="00234d48" officeooo:paragraph-rsid="00234d48" style:font-style-asian="normal" style:font-style-complex="normal"/>
    </style:style>
    <style:style style:name="P43" style:family="paragraph" style:parent-style-name="Standard">
      <style:paragraph-properties fo:margin-left="0.4925in" fo:margin-right="0in" fo:text-indent="0in" style:auto-text-indent="false"/>
      <style:text-properties style:font-name="Ubuntu Mono" officeooo:rsid="000fd828" officeooo:paragraph-rsid="000fd828"/>
    </style:style>
    <style:style style:name="P44" style:family="paragraph" style:parent-style-name="Standard">
      <style:paragraph-properties fo:margin-left="0.4925in" fo:margin-right="0in" fo:text-indent="0in" style:auto-text-indent="false"/>
      <style:text-properties style:font-name="Ubuntu Mono" fo:font-style="normal" officeooo:rsid="0013fe50" officeooo:paragraph-rsid="0013fe50" style:font-style-asian="normal" style:font-style-complex="normal"/>
    </style:style>
    <style:style style:name="P45" style:family="paragraph" style:parent-style-name="Standard">
      <style:paragraph-properties fo:margin-left="0.4925in" fo:margin-right="0in" fo:text-indent="0in" style:auto-text-indent="false"/>
      <style:text-properties style:use-window-font-color="true" style:font-name="Ubuntu Mono" fo:font-style="normal" officeooo:rsid="00191dac" officeooo:paragraph-rsid="0019f384" style:font-style-asian="normal" style:font-style-complex="normal"/>
    </style:style>
    <style:style style:name="P46" style:family="paragraph" style:parent-style-name="Standard">
      <style:paragraph-properties fo:margin-left="0.4925in" fo:margin-right="0in" fo:text-indent="0in" style:auto-text-indent="false"/>
      <style:text-properties style:use-window-font-color="true" style:font-name="Ubuntu Mono" fo:font-style="normal" officeooo:rsid="001acc64" officeooo:paragraph-rsid="001acc64" style:font-style-asian="normal" style:font-style-complex="normal"/>
    </style:style>
    <style:style style:name="P47" style:family="paragraph" style:parent-style-name="Figure">
      <style:text-properties style:font-name="Linux Libertine O"/>
    </style:style>
    <style:style style:name="P48" style:family="paragraph" style:parent-style-name="Standard">
      <style:paragraph-properties fo:break-before="page"/>
      <style:text-properties style:font-name="Linux Libertine O" fo:font-style="normal" officeooo:rsid="000fd828" officeooo:paragraph-rsid="001f2bf0" style:font-style-asian="normal" style:font-style-complex="normal"/>
    </style:style>
    <style:style style:name="P49" style:family="paragraph" style:parent-style-name="Standard" style:master-page-name="Standard">
      <style:paragraph-properties fo:text-align="center" style:justify-single-word="false" style:page-number="auto"/>
      <style:text-properties fo:color="#0084d1" style:font-name="Ubuntu" fo:font-size="24pt" fo:font-style="normal" fo:font-weight="normal" officeooo:rsid="000e1bd0" officeooo:paragraph-rsid="000e1bd0" style:font-size-asian="24pt" style:font-style-asian="normal" style:font-weight-asian="normal" style:font-size-complex="24pt" style:font-style-complex="normal" style:font-weight-complex="normal"/>
    </style:style>
    <style:style style:name="P50" style:family="paragraph" style:parent-style-name="Standard">
      <style:text-properties style:use-window-font-color="true" style:font-name="Linux Libertine O1" fo:font-style="italic" officeooo:rsid="0021b4fa" officeooo:paragraph-rsid="002e7ac5" style:font-style-asian="italic" style:font-style-complex="italic"/>
    </style:style>
    <style:style style:name="P51" style:family="paragraph" style:parent-style-name="Standard" style:list-style-name="L14">
      <style:text-properties style:use-window-font-color="true" style:text-position="0% 100%" style:font-name="Ubuntu Mono" fo:font-style="normal" officeooo:rsid="001de0b7" officeooo:paragraph-rsid="001f2bf0" style:font-style-asian="normal" style:font-style-complex="normal"/>
    </style:style>
    <style:style style:name="P52" style:family="paragraph" style:parent-style-name="Standard">
      <style:paragraph-properties>
        <style:tab-stops>
          <style:tab-stop style:position="1.4591in"/>
        </style:tab-stops>
      </style:paragraph-properties>
      <style:text-properties style:use-window-font-color="true" style:text-position="0% 100%" style:font-name="Linux Libertine O" fo:font-style="normal" officeooo:rsid="002a67f2" officeooo:paragraph-rsid="002a67f2" style:font-style-asian="normal" style:font-style-complex="normal"/>
    </style:style>
    <style:style style:name="P53" style:family="paragraph" style:parent-style-name="Standard" style:list-style-name="L14">
      <style:paragraph-properties>
        <style:tab-stops>
          <style:tab-stop style:position="1.4591in"/>
        </style:tab-stops>
      </style:paragraph-properties>
      <style:text-properties style:use-window-font-color="true" style:text-position="0% 100%" style:font-name="Linux Libertine O" fo:font-style="normal" officeooo:rsid="002a67f2" officeooo:paragraph-rsid="002a67f2" style:font-style-asian="normal" style:font-style-complex="normal"/>
    </style:style>
    <style:style style:name="P54" style:family="paragraph" style:parent-style-name="Standard">
      <style:paragraph-properties>
        <style:tab-stops>
          <style:tab-stop style:position="1.4591in"/>
        </style:tab-stops>
      </style:paragraph-properties>
      <style:text-properties style:use-window-font-color="true" style:text-position="0% 100%" style:font-name="Linux Libertine O" fo:font-size="12pt" fo:font-style="normal" officeooo:rsid="002a67f2" officeooo:paragraph-rsid="002a67f2" style:font-size-asian="12pt" style:font-style-asian="normal" style:font-size-complex="12pt" style:font-style-complex="normal"/>
    </style:style>
    <style:style style:name="P55" style:family="paragraph" style:parent-style-name="Standard" style:list-style-name="L14">
      <style:text-properties style:use-window-font-color="true" style:font-name="Linux Libertine O" fo:font-style="normal" officeooo:rsid="0020a4f8" officeooo:paragraph-rsid="0020a4f8" style:font-style-asian="normal" style:font-style-complex="normal"/>
    </style:style>
    <style:style style:name="P56"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57"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0a4f8" officeooo:paragraph-rsid="0026e6fd" style:font-style-asian="normal" style:font-style-complex="normal"/>
    </style:style>
    <style:style style:name="P58" style:family="paragraph" style:parent-style-name="Standard">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59"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6e6fd" officeooo:paragraph-rsid="0026e6fd" style:font-style-asian="normal" style:font-style-complex="normal"/>
    </style:style>
    <style:style style:name="P60"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6e6fd" officeooo:paragraph-rsid="002708ad" style:font-style-asian="normal" style:font-style-complex="normal"/>
    </style:style>
    <style:style style:name="P61"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708ad" officeooo:paragraph-rsid="002708ad" style:font-style-asian="normal" style:font-style-complex="normal"/>
    </style:style>
    <style:style style:name="P62" style:family="paragraph" style:parent-style-name="Standard">
      <style:text-properties style:use-window-font-color="true" style:font-name="Linux Libertine O" fo:font-style="normal" officeooo:rsid="0017c6fb" officeooo:paragraph-rsid="002a67f2" style:font-style-asian="normal" style:font-style-complex="normal"/>
    </style:style>
    <style:style style:name="P63" style:family="paragraph" style:parent-style-name="Standard">
      <style:text-properties style:use-window-font-color="true" style:font-name="Linux Libertine O" fo:font-style="normal" officeooo:rsid="002a67f2" officeooo:paragraph-rsid="002a67f2" style:font-style-asian="normal" style:font-style-complex="normal"/>
    </style:style>
    <style:style style:name="P64" style:family="paragraph" style:parent-style-name="Standard">
      <style:paragraph-properties>
        <style:tab-stops>
          <style:tab-stop style:position="1.4591in"/>
        </style:tab-stops>
      </style:paragraph-properties>
      <style:text-properties style:use-window-font-color="true" style:font-name="Linux Libertine O" fo:font-style="normal" officeooo:rsid="002a67f2" officeooo:paragraph-rsid="002a67f2" style:font-style-asian="normal" style:font-style-complex="normal"/>
    </style:style>
    <style:style style:name="P65" style:family="paragraph" style:parent-style-name="Standard">
      <style:text-properties style:use-window-font-color="true" style:font-name="Linux Libertine O" fo:font-style="normal" officeooo:rsid="002c1570" officeooo:paragraph-rsid="002c1570" style:font-style-asian="normal" style:font-style-complex="normal"/>
    </style:style>
    <style:style style:name="P66" style:family="paragraph" style:parent-style-name="Standard">
      <style:text-properties style:use-window-font-color="true" style:font-name="Linux Libertine O" fo:font-style="normal" officeooo:rsid="0013fe50" officeooo:paragraph-rsid="0013fe50" style:font-style-asian="normal" style:font-style-complex="normal"/>
    </style:style>
    <style:style style:name="P67" style:family="paragraph" style:parent-style-name="Standard">
      <style:text-properties style:use-window-font-color="true" style:font-name="Linux Libertine O" fo:font-style="normal" officeooo:rsid="0019f384" officeooo:paragraph-rsid="0019f384" style:font-style-asian="normal" style:font-style-complex="normal"/>
    </style:style>
    <style:style style:name="P68"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31a900" officeooo:paragraph-rsid="0031a900" style:font-style-asian="normal" style:font-style-complex="normal"/>
    </style:style>
    <style:style style:name="P69" style:family="paragraph" style:parent-style-name="Standard">
      <style:text-properties style:use-window-font-color="true" style:font-name="Linux Libertine O" fo:font-size="13pt" fo:font-style="italic" fo:font-weight="normal" officeooo:rsid="000fd078" officeooo:paragraph-rsid="00305436" style:font-size-asian="13pt" style:font-style-asian="italic" style:font-weight-asian="normal" style:font-style-complex="italic" style:font-weight-complex="normal"/>
    </style:style>
    <style:style style:name="P70" style:family="paragraph" style:parent-style-name="Standard">
      <style:text-properties style:use-window-font-color="true" style:font-name="Linux Libertine O" officeooo:paragraph-rsid="00305436"/>
    </style:style>
    <style:style style:name="P71" style:family="paragraph" style:parent-style-name="Standard" style:list-style-name="L14">
      <style:text-properties style:use-window-font-color="true" style:font-name="Ubuntu Mono" fo:font-style="normal" officeooo:rsid="0020a4f8" officeooo:paragraph-rsid="0020a4f8" style:font-style-asian="normal" style:font-style-complex="normal"/>
    </style:style>
    <style:style style:name="P72"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1de0b7" officeooo:paragraph-rsid="0020a4f8" style:font-style-asian="normal" style:font-style-complex="normal"/>
    </style:style>
    <style:style style:name="P73"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1de0b7" officeooo:paragraph-rsid="0026a191" style:font-style-asian="normal" style:font-style-complex="normal"/>
    </style:style>
    <style:style style:name="P74" style:family="paragraph" style:parent-style-name="Standard">
      <style:text-properties style:use-window-font-color="true" style:font-name="Ubuntu Mono" fo:font-style="normal" officeooo:rsid="001de0b7" officeooo:paragraph-rsid="0027ebab" style:font-style-asian="normal" style:font-style-complex="normal"/>
    </style:style>
    <style:style style:name="P75" style:family="paragraph" style:parent-style-name="Standard">
      <style:text-properties style:use-window-font-color="true" style:font-name="Ubuntu Mono" fo:font-style="normal" officeooo:rsid="001de0b7" officeooo:paragraph-rsid="002a67f2" style:font-style-asian="normal" style:font-style-complex="normal"/>
    </style:style>
    <style:style style:name="P76"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26e6fd" officeooo:paragraph-rsid="0026e6fd" style:font-style-asian="normal" style:font-style-complex="normal"/>
    </style:style>
    <style:style style:name="P77" style:family="paragraph" style:parent-style-name="Standard">
      <style:text-properties style:use-window-font-color="true" style:font-name="Ubuntu Mono" fo:font-style="normal" officeooo:rsid="001f2bf0" officeooo:paragraph-rsid="002a67f2" style:font-style-asian="normal" style:font-style-complex="normal"/>
    </style:style>
    <style:style style:name="P78" style:family="paragraph" style:parent-style-name="Standard">
      <style:text-properties fo:color="#0084d1" style:font-name="Linux Libertine O" fo:font-style="italic" officeooo:rsid="000e1bd0" officeooo:paragraph-rsid="002e7ac5" style:font-style-asian="italic" style:font-style-complex="italic"/>
    </style:style>
    <style:style style:name="P79" style:family="paragraph" style:parent-style-name="Standard">
      <style:text-properties fo:color="#0084d1" style:font-name="Linux Libertine O" fo:font-style="italic" officeooo:rsid="0013fe50" officeooo:paragraph-rsid="0013fe50" style:font-style-asian="italic" style:font-style-complex="italic"/>
    </style:style>
    <style:style style:name="P80" style:family="paragraph" style:parent-style-name="Standard">
      <style:paragraph-properties>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81" style:family="paragraph" style:parent-style-name="Standard">
      <style:text-properties fo:color="#0084d1" style:font-name="Linux Libertine O" fo:font-style="italic" officeooo:rsid="002a67f2" officeooo:paragraph-rsid="002a67f2" style:font-style-asian="italic" style:font-style-complex="italic"/>
    </style:style>
    <style:style style:name="P82" style:family="paragraph" style:parent-style-name="Standard">
      <style:paragraph-properties>
        <style:tab-stops>
          <style:tab-stop style:position="1.4591in"/>
        </style:tab-stops>
      </style:paragraph-properties>
      <style:text-properties fo:color="#0084d1" style:font-name="Linux Libertine O" fo:font-style="italic" officeooo:rsid="002a67f2" officeooo:paragraph-rsid="002a67f2" style:font-style-asian="italic" style:font-style-complex="italic"/>
    </style:style>
    <style:style style:name="P83" style:family="paragraph" style:parent-style-name="Standard">
      <style:text-properties fo:color="#0084d1" style:font-name="Linux Libertine O" fo:font-style="italic" officeooo:rsid="0031a900" officeooo:paragraph-rsid="0031a900" style:font-style-asian="italic" style:font-style-complex="italic"/>
    </style:style>
    <style:style style:name="P84" style:family="paragraph" style:parent-style-name="Standard">
      <style:text-properties fo:color="#0084d1" style:font-name="Linux Libertine O" fo:font-style="italic" officeooo:rsid="0031a900" officeooo:paragraph-rsid="0031e7c0" style:font-style-asian="italic" style:font-style-complex="italic"/>
    </style:style>
    <style:style style:name="P85"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31a900" style:font-style-asian="italic" style:font-style-complex="italic"/>
    </style:style>
    <style:style style:name="P86"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31e7c0" style:font-style-asian="italic" style:font-style-complex="italic"/>
    </style:style>
    <style:style style:name="P87" style:family="paragraph" style:parent-style-name="Standard">
      <style:text-properties fo:color="#0084d1" style:font-name="Linux Libertine O" fo:font-size="16pt" fo:font-style="italic" fo:font-weight="bold" officeooo:rsid="002a67f2" officeooo:paragraph-rsid="0027ebab" style:font-size-asian="16pt" style:font-style-asian="italic" style:font-weight-asian="bold" style:font-size-complex="16pt" style:font-style-complex="italic" style:font-weight-complex="bold"/>
    </style:style>
    <style:style style:name="P88" style:family="paragraph" style:parent-style-name="Standard">
      <style:text-properties fo:color="#0084d1" style:font-name="Linux Libertine O" fo:font-size="13pt" fo:font-style="italic" fo:font-weight="normal" officeooo:rsid="000fd078" officeooo:paragraph-rsid="00305436" style:font-size-asian="13pt" style:font-style-asian="italic" style:font-weight-asian="normal" style:font-style-complex="italic" style:font-weight-complex="normal"/>
    </style:style>
    <style:style style:name="P89" style:family="paragraph" style:parent-style-name="Standard">
      <style:text-properties fo:color="#0084d1" style:font-name="Linux Libertine O" fo:font-size="13pt" fo:font-style="italic" fo:font-weight="normal" officeooo:paragraph-rsid="00305436" style:font-size-asian="13pt" style:font-style-asian="italic" style:font-weight-asian="normal" style:font-style-complex="italic" style:font-weight-complex="normal"/>
    </style:style>
    <style:style style:name="P90" style:family="paragraph" style:parent-style-name="Standard">
      <style:paragraph-properties>
        <style:tab-stops>
          <style:tab-stop style:position="1.4591in"/>
        </style:tab-stops>
      </style:paragraph-properties>
      <style:text-properties fo:color="#0084d1" style:text-position="0% 100%" style:font-name="Linux Libertine O" fo:font-size="12pt" fo:font-style="italic" officeooo:rsid="002a67f2" officeooo:paragraph-rsid="002a67f2" style:font-size-asian="12pt" style:font-style-asian="italic" style:font-size-complex="12pt" style:font-style-complex="italic"/>
    </style:style>
    <style:style style:name="P91" style:family="paragraph" style:parent-style-name="Standard" style:list-style-name="L14">
      <style:text-properties style:text-position="0% 100%" style:font-name="Linux Libertine O" fo:font-style="normal" officeooo:rsid="0015ee2e" officeooo:paragraph-rsid="0015ee2e" style:font-style-asian="normal" style:font-style-complex="normal"/>
    </style:style>
    <style:style style:name="P92" style:family="paragraph" style:parent-style-name="Standard" style:list-style-name="L14">
      <style:text-properties style:text-position="0% 100%" style:font-name="Linux Libertine O" fo:font-style="normal" officeooo:rsid="0017c6fb" officeooo:paragraph-rsid="0027ebab" style:font-style-asian="normal" style:font-style-complex="normal"/>
    </style:style>
    <style:style style:name="P93" style:family="paragraph" style:parent-style-name="Standard">
      <style:text-properties style:text-position="0% 100%" style:font-name="Linux Libertine O" fo:font-style="normal" officeooo:rsid="00234d48" officeooo:paragraph-rsid="00234d48" style:font-style-asian="normal" style:font-style-complex="normal"/>
    </style:style>
    <style:style style:name="P94" style:family="paragraph" style:parent-style-name="Standard" style:list-style-name="L14">
      <style:text-properties style:text-position="0% 100%" style:font-name="Ubuntu Mono" fo:font-style="normal" officeooo:rsid="0021b4fa" officeooo:paragraph-rsid="0021b4fa" style:font-style-asian="normal" style:font-style-complex="normal"/>
    </style:style>
    <style:style style:name="P95" style:family="paragraph" style:parent-style-name="Standard" style:list-style-name="L14">
      <style:text-properties style:text-position="0% 100%" style:font-name="Ubuntu Mono" fo:font-style="normal" officeooo:rsid="001d4116" officeooo:paragraph-rsid="001d4116" style:font-style-asian="normal" style:font-style-complex="normal"/>
    </style:style>
    <style:style style:name="P96" style:family="paragraph" style:parent-style-name="Standard" style:list-style-name="L14">
      <style:text-properties style:text-position="0% 100%" style:font-name="Ubuntu Mono" fo:font-style="normal" officeooo:rsid="001de0b7" officeooo:paragraph-rsid="001de0b7" style:font-style-asian="normal" style:font-style-complex="normal"/>
    </style:style>
    <style:style style:name="P97" style:family="paragraph" style:parent-style-name="Standard" style:list-style-name="L14">
      <style:text-properties style:text-position="0% 100%" style:font-name="Ubuntu Mono" fo:font-style="normal" officeooo:rsid="001de0b7" officeooo:paragraph-rsid="002504a1" style:font-style-asian="normal" style:font-style-complex="normal"/>
    </style:style>
    <style:style style:name="P98" style:family="paragraph" style:parent-style-name="Standard" style:list-style-name="L14">
      <style:text-properties style:text-position="0% 100%" style:font-name="Ubuntu Mono" fo:font-style="normal" officeooo:rsid="001de0b7" officeooo:paragraph-rsid="001f2bf0" style:font-style-asian="normal" style:font-style-complex="normal"/>
    </style:style>
    <style:style style:name="P99" style:family="paragraph" style:parent-style-name="Standard" style:list-style-name="L14">
      <style:text-properties style:text-position="0% 100%" style:font-name="Ubuntu Mono" fo:font-style="normal" officeooo:rsid="00234d48" officeooo:paragraph-rsid="00234d48" style:font-style-asian="normal" style:font-style-complex="normal"/>
    </style:style>
    <style:style style:name="P100" style:family="paragraph" style:parent-style-name="Standard" style:list-style-name="L14">
      <style:text-properties style:text-position="0% 100%" style:font-name="Ubuntu Mono" fo:font-style="normal" officeooo:rsid="001f2bf0" officeooo:paragraph-rsid="001f2bf0" style:font-style-asian="normal" style:font-style-complex="normal"/>
    </style:style>
    <style:style style:name="P101" style:family="paragraph" style:parent-style-name="Standard" style:list-style-name="L14">
      <style:text-properties style:text-position="0% 100%" style:font-name="Ubuntu Mono" fo:font-style="normal" officeooo:rsid="002504a1" officeooo:paragraph-rsid="002504a1" style:font-style-asian="normal" style:font-style-complex="normal"/>
    </style:style>
    <style:style style:name="P102" style:family="paragraph" style:parent-style-name="Standard" style:list-style-name="L14">
      <style:text-properties style:text-position="0% 100%" style:font-name="Ubuntu Mono" fo:font-style="normal" officeooo:rsid="0017c6fb" officeooo:paragraph-rsid="0027ebab" style:font-style-asian="normal" style:font-style-complex="normal"/>
    </style:style>
    <style:style style:name="P103" style:family="paragraph" style:parent-style-name="Standard" style:list-style-name="L14">
      <style:text-properties style:font-name="Ubuntu Mono" fo:font-style="normal" officeooo:rsid="001de0b7" officeooo:paragraph-rsid="001f2bf0" style:font-style-asian="normal" style:font-style-complex="normal"/>
    </style:style>
    <style:style style:name="P104" style:family="paragraph" style:parent-style-name="Standard" style:list-style-name="L14">
      <style:text-properties style:font-name="Ubuntu Mono" fo:font-style="normal" officeooo:rsid="001de0b7" officeooo:paragraph-rsid="0020a4f8" style:font-style-asian="normal" style:font-style-complex="normal"/>
    </style:style>
    <style:style style:name="P105" style:family="paragraph" style:parent-style-name="Standard">
      <style:text-properties style:font-name="Ubuntu Mono" fo:font-style="normal" officeooo:rsid="001d4116" officeooo:paragraph-rsid="0027ebab" style:font-style-asian="normal" style:font-style-complex="normal"/>
    </style:style>
    <style:style style:name="P106" style:family="paragraph" style:parent-style-name="Standard" style:list-style-name="L14">
      <style:text-properties style:font-name="Linux Libertine O" fo:font-style="normal" officeooo:rsid="0013a446" officeooo:paragraph-rsid="0013a446" style:font-style-asian="normal" style:font-style-complex="normal"/>
    </style:style>
    <style:style style:name="P107" style:family="paragraph" style:parent-style-name="Standard">
      <style:text-properties style:font-name="Linux Libertine O" fo:font-style="normal" officeooo:rsid="0013fe50" officeooo:paragraph-rsid="0013fe50" style:font-style-asian="normal" style:font-style-complex="normal"/>
    </style:style>
    <style:style style:name="P108" style:family="paragraph" style:parent-style-name="Standard">
      <style:text-properties style:font-name="Linux Libertine O" fo:font-style="normal" officeooo:rsid="0013fe50" officeooo:paragraph-rsid="0013a446" style:font-style-asian="normal" style:font-style-complex="normal"/>
    </style:style>
    <style:style style:name="P109" style:family="paragraph" style:parent-style-name="Standard">
      <style:text-properties style:font-name="Linux Libertine O" fo:font-style="normal" officeooo:rsid="0015ee2e" officeooo:paragraph-rsid="0031a900" style:font-style-asian="normal" style:font-style-complex="normal"/>
    </style:style>
    <style:style style:name="P110" style:family="paragraph" style:parent-style-name="Standard">
      <style:text-properties style:font-name="Linux Libertine O" fo:font-style="normal" officeooo:rsid="0017c6fb" officeooo:paragraph-rsid="002a67f2" style:font-style-asian="normal" style:font-style-complex="normal"/>
    </style:style>
    <style:style style:name="P111" style:family="paragraph" style:parent-style-name="Standard">
      <style:text-properties style:font-name="Linux Libertine O" fo:font-style="normal" officeooo:rsid="000fd828" officeooo:paragraph-rsid="000fd828" style:font-style-asian="normal" style:font-style-complex="normal"/>
    </style:style>
    <style:style style:name="P112" style:family="paragraph" style:parent-style-name="Standard">
      <style:text-properties style:font-name="Linux Libertine O" fo:font-style="normal" officeooo:rsid="0031a900" officeooo:paragraph-rsid="0031a900" style:font-style-asian="normal" style:font-style-complex="normal"/>
    </style:style>
    <style:style style:name="P113" style:family="paragraph" style:parent-style-name="Standard" style:list-style-name="L14">
      <style:paragraph-properties>
        <style:tab-stops>
          <style:tab-stop style:position="1.4591in"/>
        </style:tab-stops>
      </style:paragraph-properties>
      <style:text-properties style:font-name="Linux Libertine O" fo:font-style="normal" officeooo:rsid="0031a900" officeooo:paragraph-rsid="0031a900" style:font-style-asian="normal" style:font-style-complex="normal"/>
    </style:style>
    <style:style style:name="P114" style:family="paragraph" style:parent-style-name="Standard" style:list-style-name="L14">
      <style:paragraph-properties>
        <style:tab-stops>
          <style:tab-stop style:position="1.4591in"/>
        </style:tab-stops>
      </style:paragraph-properties>
      <style:text-properties style:font-name="Linux Libertine O" fo:font-style="normal" officeooo:rsid="0031a900" officeooo:paragraph-rsid="0031e7c0" style:font-style-asian="normal" style:font-style-complex="normal"/>
    </style:style>
    <style:style style:name="P115" style:family="paragraph" style:parent-style-name="Standard">
      <style:paragraph-properties>
        <style:tab-stops>
          <style:tab-stop style:position="1.4591in"/>
        </style:tab-stops>
      </style:paragraph-properties>
      <style:text-properties style:font-name="Linux Libertine O" fo:font-style="normal" officeooo:rsid="0031a900" officeooo:paragraph-rsid="0031e7c0" style:font-style-asian="normal" style:font-style-complex="normal"/>
    </style:style>
    <style:style style:name="P116" style:family="paragraph" style:parent-style-name="Standard">
      <style:text-properties style:font-name="Linux Libertine O" fo:font-style="italic" officeooo:rsid="001f2bf0" officeooo:paragraph-rsid="001f2bf0" style:font-style-asian="italic" style:font-style-complex="italic"/>
    </style:style>
    <style:style style:name="P117" style:family="paragraph" style:parent-style-name="Standard">
      <style:text-properties style:font-name="Linux Libertine O" fo:font-size="9pt" fo:font-style="normal" officeooo:rsid="001ac082" officeooo:paragraph-rsid="002ca613" style:font-size-asian="9pt" style:font-style-asian="normal" style:font-size-complex="9pt" style:font-style-complex="normal"/>
    </style:style>
    <style:style style:name="P118" style:family="paragraph" style:parent-style-name="Standard">
      <style:text-properties style:font-name="Linux Libertine O" officeooo:rsid="002c16a9" officeooo:paragraph-rsid="002ca613" style:font-size-asian="10.5pt"/>
    </style:style>
    <style:style style:name="P119" style:family="paragraph" style:parent-style-name="Standard">
      <style:text-properties style:font-name="Linux Libertine O" fo:font-size="13pt" fo:font-style="normal" fo:font-weight="normal" officeooo:rsid="00118f4a" officeooo:paragraph-rsid="00305436" style:font-size-asian="13pt" style:font-style-asian="normal" style:font-weight-asian="normal" style:font-style-complex="normal"/>
    </style:style>
    <style:style style:name="P120" style:family="paragraph" style:parent-style-name="Standard">
      <style:text-properties style:font-name="Linux Libertine O" officeooo:paragraph-rsid="00305436"/>
    </style:style>
    <style:style style:name="P121" style:family="paragraph" style:parent-style-name="Standard">
      <style:text-properties style:font-name="Ubuntu Mono" fo:font-style="normal" officeooo:rsid="0031a900" officeooo:paragraph-rsid="0031a900" style:font-style-asian="normal" style:font-style-complex="normal"/>
    </style:style>
    <style:style style:name="P122" style:family="paragraph" style:parent-style-name="Standard" style:list-style-name="L14">
      <style:paragraph-properties>
        <style:tab-stops>
          <style:tab-stop style:position="1.4591in"/>
        </style:tab-stops>
      </style:paragraph-properties>
      <style:text-properties style:font-name="Ubuntu Mono" fo:font-style="normal" officeooo:rsid="0031a900" officeooo:paragraph-rsid="0031a900" style:font-style-asian="normal" style:font-style-complex="normal"/>
    </style:style>
    <style:style style:name="P123" style:family="paragraph" style:parent-style-name="Standard" style:list-style-name="L14">
      <style:paragraph-properties>
        <style:tab-stops>
          <style:tab-stop style:position="1.4591in"/>
        </style:tab-stops>
      </style:paragraph-properties>
      <style:text-properties style:font-name="Ubuntu Mono" fo:font-style="normal" officeooo:rsid="0031a900" officeooo:paragraph-rsid="0031e7c0" style:font-style-asian="normal" style:font-style-complex="normal"/>
    </style:style>
    <style:style style:name="P124" style:family="paragraph" style:parent-style-name="Standard">
      <style:text-properties style:font-name="Ubuntu Mono" fo:font-style="normal" officeooo:rsid="0031a900" officeooo:paragraph-rsid="0031e7c0" style:font-style-asian="normal" style:font-style-complex="normal"/>
    </style:style>
    <style:style style:name="P125" style:family="paragraph" style:parent-style-name="Standard" style:list-style-name="L14">
      <style:paragraph-properties>
        <style:tab-stops>
          <style:tab-stop style:position="1.4591in"/>
        </style:tab-stops>
      </style:paragraph-properties>
      <style:text-properties style:font-name="Ubuntu Mono" fo:font-style="normal" officeooo:rsid="0031e7c0" officeooo:paragraph-rsid="0031e7c0" style:font-style-asian="normal" style:font-style-complex="normal"/>
    </style:style>
    <style:style style:name="P126" style:family="paragraph" style:parent-style-name="Standard">
      <style:paragraph-properties fo:break-before="page"/>
      <style:text-properties fo:color="#0084d1" style:font-name="Linux Libertine O" fo:font-style="italic" officeooo:rsid="0013fe50" officeooo:paragraph-rsid="0013fe50" style:font-style-asian="italic" style:font-style-complex="italic"/>
    </style:style>
    <style:style style:name="P127" style:family="paragraph" style:parent-style-name="Standard">
      <style:paragraph-properties fo:break-before="page">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128" style:family="paragraph" style:parent-style-name="Standard">
      <style:paragraph-properties fo:break-before="page">
        <style:tab-stops>
          <style:tab-stop style:position="1.4591in"/>
        </style:tab-stops>
      </style:paragraph-properties>
      <style:text-properties fo:color="#0084d1" style:font-name="Linux Libertine O" fo:font-style="italic" officeooo:rsid="0026e6fd" officeooo:paragraph-rsid="0031a900" style:font-style-asian="italic" style:font-style-complex="italic"/>
    </style:style>
    <style:style style:name="P129" style:family="paragraph" style:parent-style-name="Standard">
      <style:paragraph-properties fo:break-before="page"/>
      <style:text-properties fo:color="#0084d1" style:font-name="Linux Libertine O" fo:font-size="16pt" fo:font-style="italic" fo:font-weight="bold" officeooo:rsid="002a67f2" officeooo:paragraph-rsid="002a67f2" style:font-size-asian="16pt" style:font-style-asian="italic" style:font-weight-asian="bold" style:font-size-complex="16pt" style:font-style-complex="italic" style:font-weight-complex="bold"/>
    </style:style>
    <style:style style:name="P130" style:family="paragraph" style:parent-style-name="Standard">
      <style:paragraph-properties fo:break-before="page"/>
      <style:text-properties style:text-position="0% 100%" style:font-name="Linux Libertine O" fo:font-style="normal" officeooo:rsid="00234d48" officeooo:paragraph-rsid="00234d48" style:font-style-asian="normal" style:font-style-complex="normal"/>
    </style:style>
    <style:style style:name="P131" style:family="paragraph" style:parent-style-name="Standard">
      <style:paragraph-properties fo:break-before="page"/>
      <style:text-properties style:font-name="Linux Libertine O" fo:font-style="normal" officeooo:rsid="0031a900" officeooo:paragraph-rsid="0031a900" style:font-style-asian="normal" style:font-style-complex="normal"/>
    </style:style>
    <style:style style:name="P132" style:family="paragraph" style:parent-style-name="Standard">
      <style:paragraph-properties fo:break-before="page"/>
      <style:text-properties style:font-name="Linux Libertine O" fo:font-style="italic" officeooo:rsid="0031a900" officeooo:paragraph-rsid="0031a900" style:font-style-asian="italic" style:font-style-complex="italic"/>
    </style:style>
    <style:style style:name="P133" style:family="paragraph" style:parent-style-name="Standard" style:master-page-name="Standard">
      <style:paragraph-properties fo:text-align="center" style:justify-single-word="false" style:page-number="auto" fo:break-before="page"/>
      <style:text-properties fo:color="#0084d1" style:font-name="Ubuntu" fo:font-size="24pt" fo:font-style="normal" fo:font-weight="normal" officeooo:rsid="000e1bd0" officeooo:paragraph-rsid="00305436" style:font-size-asian="24pt" style:font-style-asian="normal" style:font-weight-asian="normal" style:font-size-complex="24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Ubuntu Mono" fo:font-style="normal" officeooo:rsid="0031a900" officeooo:paragraph-rsid="0031a900" style:font-style-asian="normal" style:font-style-complex="normal"/>
    </style:style>
    <style:style style:name="P135" style:family="paragraph" style:parent-style-name="Standard">
      <style:paragraph-properties fo:margin-left="0.4925in" fo:margin-right="0in" fo:text-indent="0in" style:auto-text-indent="false"/>
      <style:text-properties style:font-name="Linux Libertine O" fo:font-style="normal" officeooo:rsid="0031a900" officeooo:paragraph-rsid="0031a900" style:font-style-asian="normal" style:font-style-complex="normal"/>
    </style:style>
    <style:style style:name="P136" style:family="paragraph" style:parent-style-name="Standard">
      <style:paragraph-properties fo:margin-left="0in" fo:margin-right="0in" fo:text-indent="0in" style:auto-text-indent="false"/>
      <style:text-properties style:font-name="Linux Libertine O" fo:font-style="normal" officeooo:rsid="000fd828" officeooo:paragraph-rsid="000fd828" style:font-style-asian="normal" style:font-style-complex="normal"/>
    </style:style>
    <style:style style:name="P137" style:family="paragraph">
      <style:paragraph-properties fo:margin-left="0in" fo:margin-right="0in" fo:margin-top="0in" fo:margin-bottom="0in" fo:line-height="100%" fo:text-align="center" fo:text-indent="0in"/>
    </style:style>
    <style:style style:name="P138" style:family="paragraph">
      <style:paragraph-properties fo:margin-left="0in" fo:margin-right="0in" fo:margin-top="0in" fo:margin-bottom="0in" fo:line-height="100%" fo:text-align="center" fo:text-indent="0in"/>
      <style:text-properties fo:color="#333333" style:text-outline="false" style:text-line-through-style="none" style:font-name="Ubuntu"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indent="0in"/>
    </style:style>
    <style:style style:name="P140" style:family="paragraph">
      <style:paragraph-properties fo:margin-left="0in" fo:margin-right="0in" fo:margin-top="0in" fo:margin-bottom="0in" fo:line-height="100%" fo:text-indent="0in"/>
      <style:text-properties fo:color="#333333" style:text-outline="false" style:text-line-through-style="none" style:font-name="Ubuntu Mono"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2" style:family="paragraph">
      <style:paragraph-properties fo:text-align="center"/>
    </style:style>
    <style:style style:name="T1" style:family="text">
      <style:text-properties fo:font-size="13pt" fo:font-weight="normal" style:font-size-asian="13pt" style:font-weight-asian="normal"/>
    </style:style>
    <style:style style:name="T2" style:family="text">
      <style:text-properties fo:font-size="13pt" fo:font-weight="normal" officeooo:rsid="001abfe1" style:font-size-asian="13pt" style:font-weight-asian="normal"/>
    </style:style>
    <style:style style:name="T3" style:family="text">
      <style:text-properties fo:color="#1a1a1a" fo:font-size="13pt" fo:font-weight="normal" style:font-size-asian="13pt" style:font-weight-asian="normal"/>
    </style:style>
    <style:style style:name="T4" style:family="text">
      <style:text-properties fo:color="#1a1a1a" fo:font-size="13pt" fo:font-weight="normal" officeooo:rsid="001abfe1" style:font-size-asian="13pt" style:font-weight-asian="normal"/>
    </style:style>
    <style:style style:name="T5" style:family="text">
      <style:text-properties fo:color="#1a1a1a" fo:font-size="13pt" fo:font-weight="normal" officeooo:rsid="00305436" style:font-size-asian="13pt" style:font-weight-asian="normal"/>
    </style:style>
    <style:style style:name="T6" style:family="text">
      <style:text-properties fo:color="#1a1a1a" style:font-name="Linux Libertine O" fo:font-size="13pt" fo:font-weight="normal" style:font-size-asian="13pt" style:font-weight-asian="normal"/>
    </style:style>
    <style:style style:name="T7" style:family="text">
      <style:text-properties fo:color="#579d1c"/>
    </style:style>
    <style:style style:name="T8" style:family="text">
      <style:text-properties fo:color="#579d1c" fo:font-size="13pt" fo:font-weight="normal" style:font-size-asian="13pt" style:font-weight-asian="normal"/>
    </style:style>
    <style:style style:name="T9" style:family="text">
      <style:text-properties fo:color="#579d1c" fo:font-size="13pt" fo:font-weight="normal" officeooo:rsid="001abfe1" style:font-size-asian="13pt" style:font-weight-asian="normal"/>
    </style:style>
    <style:style style:name="T10" style:family="text">
      <style:text-properties fo:color="#579d1c" fo:font-size="13pt" fo:font-weight="normal" officeooo:rsid="00305436" style:font-size-asian="13pt" style:font-weight-asian="normal"/>
    </style:style>
    <style:style style:name="T11" style:family="text">
      <style:text-properties fo:color="#579d1c" style:font-name="Linux Libertine O1" fo:font-size="13pt" fo:font-weight="normal" officeooo:rsid="0014648d" style:font-name-asian="Linux Libertine O1" style:font-size-asian="13pt" style:font-weight-asian="normal" style:font-name-complex="Linux Libertine O1"/>
    </style:style>
    <style:style style:name="T12" style:family="text">
      <style:text-properties fo:color="#579d1c" officeooo:rsid="0013fe50"/>
    </style:style>
    <style:style style:name="T13" style:family="text">
      <style:text-properties fo:color="#579d1c" fo:font-style="italic" style:font-style-asian="italic" style:font-style-complex="italic"/>
    </style:style>
    <style:style style:name="T14" style:family="text">
      <style:text-properties officeooo:rsid="000fd828"/>
    </style:style>
    <style:style style:name="T15" style:family="text">
      <style:text-properties style:font-name="Ubuntu Mono"/>
    </style:style>
    <style:style style:name="T16" style:family="text">
      <style:text-properties style:font-name="Ubuntu Mono" officeooo:rsid="001f2bf0"/>
    </style:style>
    <style:style style:name="T17" style:family="text">
      <style:text-properties fo:font-style="italic" style:font-style-asian="italic" style:font-style-complex="italic"/>
    </style:style>
    <style:style style:name="T18" style:family="text">
      <style:text-properties officeooo:rsid="0019b183"/>
    </style:style>
    <style:style style:name="T19" style:family="text">
      <style:text-properties officeooo:rsid="001acc64"/>
    </style:style>
    <style:style style:name="T20" style:family="text">
      <style:text-properties officeooo:rsid="001b8954"/>
    </style:style>
    <style:style style:name="T21" style:family="text">
      <style:text-properties officeooo:rsid="0013fe50"/>
    </style:style>
    <style:style style:name="T22" style:family="text">
      <style:text-properties officeooo:rsid="001d4116"/>
    </style:style>
    <style:style style:name="T23" style:family="text">
      <style:text-properties officeooo:rsid="001de0b7"/>
    </style:style>
    <style:style style:name="T24" style:family="text">
      <style:text-properties style:text-position="0% 100%"/>
    </style:style>
    <style:style style:name="T25" style:family="text">
      <style:text-properties style:text-position="0% 100%" officeooo:rsid="001f2bf0"/>
    </style:style>
    <style:style style:name="T26" style:family="text">
      <style:text-properties officeooo:rsid="001f2bf0"/>
    </style:style>
    <style:style style:name="T27" style:family="text">
      <style:text-properties style:use-window-font-color="true"/>
    </style:style>
    <style:style style:name="T28" style:family="text">
      <style:text-properties style:use-window-font-color="true" style:font-name="Linux Libertine O" officeooo:rsid="0020a4f8"/>
    </style:style>
    <style:style style:name="T29" style:family="text">
      <style:text-properties style:use-window-font-color="true" style:font-name="Linux Libertine O" fo:font-style="italic" officeooo:rsid="0031e7c0" style:font-style-asian="italic" style:font-style-complex="italic"/>
    </style:style>
    <style:style style:name="T30" style:family="text">
      <style:text-properties style:use-window-font-color="true" officeooo:rsid="0020a4f8"/>
    </style:style>
    <style:style style:name="T31" style:family="text">
      <style:text-properties style:use-window-font-color="true" officeooo:rsid="002504a1"/>
    </style:style>
    <style:style style:name="T32" style:family="text">
      <style:text-properties style:use-window-font-color="true" fo:font-weight="normal" officeooo:rsid="002504a1" style:font-weight-asian="normal" style:font-weight-complex="normal"/>
    </style:style>
    <style:style style:name="T33" style:family="text">
      <style:text-properties style:use-window-font-color="true" officeooo:rsid="0031e7c0"/>
    </style:style>
    <style:style style:name="T34" style:family="text">
      <style:text-properties style:use-window-font-color="true" officeooo:rsid="001de0b7"/>
    </style:style>
    <style:style style:name="T35" style:family="text">
      <style:text-properties style:font-name="Linux Libertine O"/>
    </style:style>
    <style:style style:name="T36" style:family="text">
      <style:text-properties style:font-name="Linux Libertine O" officeooo:rsid="001f2bf0"/>
    </style:style>
    <style:style style:name="T37" style:family="text">
      <style:text-properties style:font-name="Linux Libertine O" officeooo:rsid="0020a4f8"/>
    </style:style>
    <style:style style:name="T38" style:family="text">
      <style:text-properties style:font-name="Linux Libertine O" officeooo:rsid="0026a191"/>
    </style:style>
    <style:style style:name="T39" style:family="text">
      <style:text-properties style:font-name="Linux Libertine O" officeooo:rsid="000fd078"/>
    </style:style>
    <style:style style:name="T40" style:family="text">
      <style:text-properties style:font-name="Linux Libertine O" officeooo:rsid="000e1bd0"/>
    </style:style>
    <style:style style:name="T41" style:family="text">
      <style:text-properties style:font-name="Linux Libertine O" officeooo:rsid="0031a900"/>
    </style:style>
    <style:style style:name="T42" style:family="text">
      <style:text-properties officeooo:rsid="0020a4f8"/>
    </style:style>
    <style:style style:name="T43" style:family="text">
      <style:text-properties fo:color="#0084d1"/>
    </style:style>
    <style:style style:name="T44" style:family="text">
      <style:text-properties fo:color="#0084d1" fo:font-style="italic" style:font-style-asian="italic" style:font-style-complex="italic"/>
    </style:style>
    <style:style style:name="T45" style:family="text">
      <style:text-properties fo:color="#0084d1" fo:font-style="italic" officeooo:rsid="0013fe50" style:font-style-asian="italic" style:font-style-complex="italic"/>
    </style:style>
    <style:style style:name="T46" style:family="text">
      <style:text-properties officeooo:rsid="002259ef"/>
    </style:style>
    <style:style style:name="T47" style:family="text">
      <style:text-properties officeooo:rsid="0026a191"/>
    </style:style>
    <style:style style:name="T48" style:family="text">
      <style:text-properties officeooo:rsid="002a67f2"/>
    </style:style>
    <style:style style:name="T49" style:family="text">
      <style:text-properties fo:font-variant="normal" fo:text-transform="none" fo:color="#333333" style:font-name="Linux Libertine O" fo:font-size="12pt" fo:letter-spacing="normal" fo:font-weight="normal" style:font-size-asian="12pt" style:font-size-complex="12pt"/>
    </style:style>
    <style:style style:name="T50" style:family="text">
      <style:text-properties fo:font-variant="normal" fo:text-transform="none" fo:color="#333333" fo:letter-spacing="normal" fo:font-weight="normal"/>
    </style:style>
    <style:style style:name="T51" style:family="text">
      <style:text-properties fo:font-variant="normal" fo:text-transform="none" fo:letter-spacing="normal" fo:font-weight="normal"/>
    </style:style>
    <style:style style:name="T52" style:family="text">
      <style:text-properties fo:font-variant="small-caps" fo:font-weight="600"/>
    </style:style>
    <style:style style:name="T53" style:family="text">
      <style:text-properties officeooo:rsid="00305436"/>
    </style:style>
    <style:style style:name="T54" style:family="text">
      <style:text-properties officeooo:rsid="0031a900"/>
    </style:style>
    <style:style style:name="T55" style:family="text">
      <style:text-properties fo:font-weight="bold" style:font-weight-asian="bold" style:font-weight-complex="bold"/>
    </style:style>
    <style:style style:name="T56" style:family="text">
      <style:text-properties style:font-name="Ubuntu Mono"/>
    </style:style>
    <style:style style:name="T57" style:family="text">
      <style:text-properties officeooo:rsid="0031e7c0"/>
    </style:style>
    <style:style style:name="T58" style:family="text">
      <style:text-properties officeooo:rsid="003263c4"/>
    </style:style>
    <style:style style:name="T59" style:family="text">
      <style:text-properties fo:color="#333333" style:text-outline="false" style:text-line-through-style="none" style:font-name="Ubuntu"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0" style:family="text">
      <style:text-properties fo:color="#333333" style:text-outline="false" style:text-line-through-style="none" style:font-name="Ubuntu Mono"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back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ffff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3" style:family="graphic">
      <style:graphic-properties draw:stroke="solid" svg:stroke-width="0.0201in" svg:stroke-color="#579d1c" draw:marker-start="" draw:marker-start-width="0.1398in" draw:marker-start-center="false" draw:marker-end="" draw:marker-end-width="0.1398in" draw:marker-end-center="false" draw:stroke-linejoin="miter" svg:stroke-linecap="square" draw:fill="solid" draw:fill-color="#aecf00"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4"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83ca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1in" svg:stroke-color="#579d1c"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7" style:family="graphic">
      <style:graphic-properties draw:stroke="solid" svg:stroke-width="0.0201in" svg:stroke-color="#579d1c"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0" style:family="graphic">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solid" svg:stroke-width="0.0201in" svg:stroke-color="#0084d1"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svg:stroke-width="0.0201in" svg:stroke-color="#333333" draw:marker-start="" draw:marker-start-width="0.1083in" draw:marker-start-center="false" draw:marker-end="Arrow" draw:marker-end-width="0.1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0084d1" draw:marker-start="" draw:marker-start-width="0.1083in" draw:marker-start-center="false" draw:marker-end="" draw:marker-end-width="0.1083in" draw:marker-end-center="false" draw:fill="solid" draw:fill-color="#053061"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4" style:family="graphic">
      <style:graphic-properties draw:stroke="solid" svg:stroke-width="0.0201in" svg:stroke-color="#0084d1" draw:marker-start="" draw:marker-start-width="0.1083in" draw:marker-start-center="false" draw:marker-end="" draw:marker-end-width="0.1083in" draw:marker-end-center="false" draw:fill="solid" draw:fill-color="#2166ac"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5" style:family="graphic">
      <style:graphic-properties draw:stroke="solid" svg:stroke-width="0.0201in" svg:stroke-color="#0084d1" draw:marker-start="" draw:marker-start-width="0.1083in" draw:marker-start-center="false" draw:marker-end="" draw:marker-end-width="0.1083in" draw:marker-end-center="false" draw:fill="solid" draw:fill-color="#4393c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6" style:family="graphic">
      <style:graphic-properties draw:stroke="solid" svg:stroke-width="0.0201in" svg:stroke-color="#0084d1" draw:marker-start="" draw:marker-start-width="0.1083in" draw:marker-start-center="false" draw:marker-end="" draw:marker-end-width="0.1083in" draw:marker-end-center="false" draw:fill="solid" draw:fill-color="#92c5de"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7" style:family="graphic">
      <style:graphic-properties draw:stroke="solid" svg:stroke-width="0.0201in" svg:stroke-color="#0084d1" draw:marker-start="" draw:marker-start-width="0.1083in" draw:marker-start-center="false" draw:marker-end="" draw:marker-end-width="0.1083in" draw:marker-end-center="false" draw:fill="solid" draw:fill-color="#d1e5f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8" style:family="graphic">
      <style:graphic-properties draw:stroke="solid" svg:stroke-width="0.0201in" svg:stroke-color="#333333" draw:marker-start="" draw:marker-start-width="0.1083in" draw:marker-start-center="false" draw:marker-end="" draw:marker-end-width="0.1083in" draw:marker-end-center="false" draw:fill="solid" draw:fill-color="#99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9" style:family="graphic">
      <style:graphic-properties draw:stroke="solid" svg:stroke-width="0.0201in" svg:stroke-color="#333333" draw:marker-start="" draw:marker-start-width="0.1083in" draw:marker-start-center="false" draw:marker-end="" draw:marker-end-width="0.1083in" draw:marker-end-center="false" draw:fill="solid" draw:fill-color="#fff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0" style:family="graphic">
      <style:graphic-properties draw:stroke="solid" svg:stroke-width="0.0201in" svg:stroke-color="#333333" draw:marker-start="" draw:marker-start-width="0.1083in" draw:marker-start-center="false" draw:marker-end="" draw:marker-end-width="0.1083in" draw:marker-end-center="false" draw:fill="solid" draw:fill-color="#66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1" style:family="graphic">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ffff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4" style:family="graphic">
      <style:graphic-properties draw:stroke="solid" svg:stroke-width="0.0201in" svg:stroke-color="#579d1c" draw:marker-start="" draw:marker-start-width="0.1398in" draw:marker-start-center="false" draw:marker-end="" draw:marker-end-width="0.1398in" draw:marker-end-center="false" draw:stroke-linejoin="miter" svg:stroke-linecap="square" draw:fill="solid" draw:fill-color="#aecf00"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5"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83ca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6" style:family="graphic">
      <style:graphic-properties draw:stroke="solid" svg:stroke-width="0.0201in" svg:stroke-color="#579d1c"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7" style:family="graphic">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8" style:family="graphic">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9" style:family="graphic">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0" style:family="graphic">
      <style:graphic-properties draw:stroke="solid" svg:stroke-width="0.0201in" svg:stroke-color="#0084d1" draw:marker-start="" draw:marker-start-width="0.1083in" draw:marker-start-center="false" draw:marker-end="" draw:marker-end-width="0.1083in" draw:marker-end-center="false" draw:fill="solid" draw:fill-color="#053061"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1" style:family="graphic">
      <style:graphic-properties draw:stroke="solid" svg:stroke-width="0.0201in" svg:stroke-color="#0084d1" draw:marker-start="" draw:marker-start-width="0.1083in" draw:marker-start-center="false" draw:marker-end="" draw:marker-end-width="0.1083in" draw:marker-end-center="false" draw:fill="solid" draw:fill-color="#2166ac"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2" style:family="graphic">
      <style:graphic-properties draw:stroke="solid" svg:stroke-width="0.0201in" svg:stroke-color="#0084d1" draw:marker-start="" draw:marker-start-width="0.1083in" draw:marker-start-center="false" draw:marker-end="" draw:marker-end-width="0.1083in" draw:marker-end-center="false" draw:fill="solid" draw:fill-color="#4393c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3" style:family="graphic">
      <style:graphic-properties draw:stroke="solid" svg:stroke-width="0.0201in" svg:stroke-color="#0084d1" draw:marker-start="" draw:marker-start-width="0.1083in" draw:marker-start-center="false" draw:marker-end="" draw:marker-end-width="0.1083in" draw:marker-end-center="false" draw:fill="solid" draw:fill-color="#92c5de"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4" style:family="graphic">
      <style:graphic-properties draw:stroke="solid" svg:stroke-width="0.0201in" svg:stroke-color="#0084d1" draw:marker-start="" draw:marker-start-width="0.1083in" draw:marker-start-center="false" draw:marker-end="" draw:marker-end-width="0.1083in" draw:marker-end-center="false" draw:fill="solid" draw:fill-color="#d1e5f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5" style:family="graphic">
      <style:graphic-properties draw:stroke="solid" svg:stroke-width="0.0201in" svg:stroke-color="#333333" draw:marker-start="" draw:marker-start-width="0.1083in" draw:marker-start-center="false" draw:marker-end="" draw:marker-end-width="0.1083in" draw:marker-end-center="false" draw:fill="solid" draw:fill-color="#99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6" style:family="graphic">
      <style:graphic-properties draw:stroke="solid" svg:stroke-width="0.0201in" svg:stroke-color="#333333" draw:marker-start="" draw:marker-start-width="0.1083in" draw:marker-start-center="false" draw:marker-end="" draw:marker-end-width="0.1083in" draw:marker-end-center="false" draw:fill="solid" draw:fill-color="#fff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7" style:family="graphic">
      <style:graphic-properties draw:stroke="solid" svg:stroke-width="0.0201in" svg:stroke-color="#333333" draw:marker-start="" draw:marker-start-width="0.1083in" draw:marker-start-center="false" draw:marker-end="" draw:marker-end-width="0.1083in" draw:marker-end-center="false" draw:fill="solid" draw:fill-color="#66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8" style:family="graphic">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9" style:family="graphic">
      <style:graphic-properties svg:stroke-width="0.0402in" draw:marker-start-width="0.2602in" draw:marker-end-width="0.26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ersion Control with Git (Local)</text:p>
      <text:p text:style-name="P24"/>
      <text:p text:style-name="P22">Day 1</text:p>
      <text:p text:style-name="P1"><text:span text:style-name="T3"><text:tab/></text:span><text:span text:style-name="T4">S</text:span><text:span text:style-name="T3">hell </text:span><text:span text:style-name="T4">(bash)</text:span><text:span text:style-name="T3"><text:tab/><text:tab/><text:tab/><text:tab/><text:tab/>Rachel</text:span></text:p>
      <text:p text:style-name="P1"><text:span text:style-name="T3"><text:tab/></text:span><text:span text:style-name="T4">V</text:span><text:span text:style-name="T3">ariables </text:span><text:span text:style-name="T4">(Python)</text:span><text:span text:style-name="T3"><text:tab/><text:tab/><text:tab/><text:tab/>Will</text:span></text:p>
      <text:p text:style-name="P1"><text:span text:style-name="T3"><text:tab/></text:span><text:span text:style-name="T4">D</text:span><text:span text:style-name="T3">ata structures </text:span><text:span text:style-name="T4">(Python)</text:span><text:span text:style-name="T3"><text:tab/><text:tab/><text:tab/>Will</text:span></text:p>
      <text:p text:style-name="P1"><text:span text:style-name="T3"><text:tab/></text:span><text:span text:style-name="T4">F</text:span><text:span text:style-name="T3">low control </text:span><text:span text:style-name="T4">(Python)</text:span><text:span text:style-name="T3"><text:tab/><text:tab/><text:tab/>John</text:span></text:p>
      <text:p text:style-name="P1"><text:span text:style-name="T3"><text:tab/></text:span><text:span text:style-name="T4">F</text:span><text:span text:style-name="T3">unctions </text:span><text:span text:style-name="T4">(Python)</text:span><text:span text:style-name="T3"><text:tab/><text:tab/><text:tab/><text:tab/>John</text:span></text:p>
      <text:p text:style-name="P23">Day 2</text:p>
      <text:p text:style-name="P1"><text:span text:style-name="T8"><text:s text:c="8"/></text:span><text:span text:style-name="T11">▶</text:span><text:span text:style-name="T8"><text:tab/></text:span><text:span text:style-name="T9">V</text:span><text:span text:style-name="T8">ersion control local </text:span><text:span text:style-name="T9">(Git)</text:span><text:span text:style-name="T8"><text:tab/><text:tab/><text:tab/>Neal</text:span></text:p>
      <text:p text:style-name="P1"><text:span text:style-name="T3"><text:tab/></text:span><text:span text:style-name="T4">V</text:span><text:span text:style-name="T3">ersion control remote </text:span><text:span text:style-name="T4">(Git)</text:span><text:span text:style-name="T3"><text:tab/><text:tab/>Neal</text:span></text:p>
      <text:p text:style-name="P25"><text:span text:style-name="T1"><text:tab/></text:span><text:span text:style-name="T2">D</text:span><text:span text:style-name="T1">ebugging </text:span><text:span text:style-name="T2">(Python)</text:span><text:span text:style-name="T1"><text:tab/><text:tab/><text:tab/>Neal</text:span></text:p>
      <text:p text:style-name="P13"><text:span text:style-name="T3"><text:tab/></text:span><text:span text:style-name="T4">E</text:span><text:span text:style-name="T3">xtended shell/Python </text:span><text:span text:style-name="T4">example</text:span><text:span text:style-name="T3"><text:tab/><text:tab/>Will</text:span></text:p>
      <text:p text:style-name="P14"/>
      <text:p text:style-name="P15">Version Control <text:span text:style-name="T42">Basics</text:span></text:p>
      <text:p text:style-name="P50">«Neal: <text:s/>I am using a clean installation of Git and Enthought Canopy inside of a Fedora Linux VM.»</text:p>
      <text:p text:style-name="P78"/>
      <text:p text:style-name="P78">Motivation</text:p>
      <text:p text:style-name="P3">Probably all of us, at one time or another, have adopted a revision system predicated on slightly altering file names <text:span text:style-name="T14">according to dates, trial features, or meaningless numbers. <text:s/>In large projects like dissertations or multi-year research projects, this can become unwieldy and cryptic surprisingly quickly.</text:span></text:p>
      <text:p text:style-name="P2"/>
      <text:p text:style-name="P4">I did this quite a bit with compile scripts during my dissertation. <text:s/>I had a particularly finicky piece of software that I had to compile on two machines with a whole host of poorly documented—and in at least one case undocumented—environment variables and linked libraries, so whenever the software developers or the system administrators upgraded anything it felt like I had to use voodoo to get it to work again.</text:p>
      <text:p text:style-name="P43">$ ls compile/</text:p>
      <text:p text:style-name="P136"/>
      <text:p text:style-name="P5">Even with my sparse notes it was difficult to trace the path of my attempts. <text:s/>And of course with output data or programming scripts the problem persists: <text:s/>you want to try a small change in a function, so you “<text:span text:style-name="T15">$ cp my_func.py my_func.py.original</text:span>” and the whole cycle can begin anew.</text:p>
      <text:p text:style-name="P5"/>
      <text:p text:style-name="P112">Even if you have a more rational filing system than this (and I hope you do!), how can you ensure that document and data versions are synchronized across different machines?</text:p>
      <text:p text:style-name="P112"/>
      <text:p text:style-name="P112">Alternatively, imagine you have two computers—the first a powerful desktop with dual monitors, the second a tiny lightweight netbook for travel. Imagine also that you have a presentation at a conference overseas. You know that no matter how "finished" you think you are with your slide deck, inevitably you will realize you need to add an exta figure or recalculate some data AFTER leaving the country and your main desktop workstation. How can you be sure your slide deck, data, and the programs you've written are synchronized between your two machines? How can you be sure that every little change you've made on your netbook is reflected on your desktop? What happens if you start making changes on your slide deck, only to realize you need to drop back to the slide deck you had five days ago?</text:p>
      <text:p text:style-name="P112"/>
      <text:p text:style-name="P109"><text:soft-page-break/>What version control systems provide is a consistent way to store files as well as track changes, including the ability to revert to earlier versions if necessary. <text:s/>You can—and should!—assign a rationale to each change and store that as well.</text:p>
      <text:p text:style-name="P109"/>
      <text:p text:style-name="P112"><text:span text:style-name="T44">Getting Help</text:span></text:p>
      <text:p text:style-name="P121"><text:tab/>$ man git # search /help</text:p>
      <text:p text:style-name="P121"><text:tab/>$ git --help</text:p>
      <text:p text:style-name="P109"/>
      <text:p text:style-name="P109"><text:span text:style-name="T45">Setup and Signup</text:span></text:p>
      <text:p text:style-name="P7">Let's go ahead and start with configuring our local Git installations. <text:s/>Please open a terminal window in your operating system of choice and type <text:span text:style-name="T15">git</text:span> at the command prompt. <text:s/>If this gives you an error, please flag it so a helper can get you up and running.</text:p>
      <text:p text:style-name="P7"/>
      <text:p text:style-name="P7">First we will set up an identity so that Git knows <text:span text:style-name="T17">who</text:span> is doing what we're going to be doing.</text:p>
      <text:p text:style-name="P44">$ git config --global user.name "User Name"</text:p>
      <text:p text:style-name="P44">$ git config --global user.email "user@email.com"</text:p>
      <text:p text:style-name="P44">$ git config --global core.editor "nano"</text:p>
      <text:p text:style-name="P44">$ git config --global color.ui <text:span text:style-name="T19">true</text:span></text:p>
      <text:p text:style-name="P7"/>
      <text:p text:style-name="P7">These values are written to a global configuration file located at ~/.gitconfig on many Unix-derived systems. <text:s/>The core.editor setting requires a command-line invocation, so you're limited to emacs, vi, and nano here unless you know how to invoke your favorite GUI editor from the command line. <text:s/>(If there are any Windows users here who are interested in using Notepad++, I can point you at <text:a xlink:type="simple" xlink:href="http://stackoverflow.com/questions/16451669/so-changed-gits-default-editor-now-how-do-i-invoke-it-from-git-bash"><text:span text:style-name="T7">some code</text:span></text:a> to set that as the main editor.)</text:p>
      <text:p text:style-name="P7"/>
      <text:p text:style-name="P83">Creating a Local Repository</text:p>
      <text:p text:style-name="P112">To keep track of numerous versions of your work without saving numerous copies, you can make a local repository for it on your computer. What git does is to save the first version, then for each subsequent version it saves only the changes. That is, git only records the difference between the new version and the one before it. With this compact information, git is able to recreate any version on demand by adding the changes to the original in order up to the version of interest.</text:p>
      <text:p text:style-name="P112"/>
      <text:p text:style-name="P112">To create your own local (on your own machine) repository, you must initialize the repository with the infrastructure git needs in order to keep a record of things within the repsitory that you're concerned about. The command to do this is git init .</text:p>
      <text:p text:style-name="P112"/>
      <text:p text:style-name="P85"/>
      <text:p text:style-name="P128">Activity: <text:s/><text:span text:style-name="T54">Make a local repository</text:span></text:p>
      <text:list xml:id="list5645244247758029509" text:style-name="L14">
        <text:list-item>
          <text:p text:style-name="P113"><text:span text:style-name="T27">Initialize your repository:</text:span></text:p>
          <text:list>
            <text:list-item>
              <text:p text:style-name="P122">$ cd</text:p>
            </text:list-item>
            <text:list-item>
              <text:p text:style-name="P122">$ mkdir good_science</text:p>
            </text:list-item>
            <text:list-item>
              <text:p text:style-name="P122">$ cd good_science</text:p>
            </text:list-item>
            <text:list-item>
              <text:p text:style-name="P122">$ git init</text:p>
            </text:list-item>
          </text:list>
        </text:list-item>
        <text:list-item>
          <text:p text:style-name="P122"><text:span text:style-name="T35">Browse the directory's hidden files to see what happened here. Open directories, browse file contents. Learn what you can in a minute—use your shell knowledge.</text:span></text:p>
          <text:list>
            <text:list-item>
              <text:p text:style-name="P122">$ ls -A</text:p>
            </text:list-item>
            <text:list-item>
              <text:p text:style-name="P122">$ cd .git</text:p>
            </text:list-item>
            <text:list-item>
              <text:p text:style-name="P122">$ ls -A</text:p>
            </text:list-item>
          </text:list>
        </text:list-item>
        <text:list-item>
          <text:p text:style-name="P122"><text:span text:style-name="T35">Use what you've learned. You may have noticed the file called description. You can describe your repository by opening the description file and replacing the text with a name for the repository. Mine will be called "Reproducible Science". You may call yours anything you like.</text:span></text:p>
          <text:list>
            <text:list-item>
              <text:p text:style-name="P122">$ nano description</text:p>
            </text:list-item>
          </text:list>
        </text:list-item>
        <text:list-item>
          <text:p text:style-name="P122"><text:span text:style-name="T35">Applications sometimes create files that are not needed. For example, kate creates a temporary file called 'filename~' when you edit the file 'filename'. You can ask git to ignore such files by editing the file '.git/info/exclude'. Edit the file to ignore files the end with '~'.</text:span></text:p>
        </text:list-item>
      </text:list>
      <text:p text:style-name="P112"/>
      <text:p text:style-name="P83">Adding a File To Version Control</text:p>
      <text:p text:style-name="P112">For the git repository to know which files within this directory you would like to keep track of, you must add them. First, you'll need to create one, then we'll learn the git add command.</text:p>
      <text:p text:style-name="P112"/>
      <text:p text:style-name="P85">Activity: <text:s/><text:span text:style-name="T54">Add a file</text:span></text:p>
      <text:list xml:id="list132253464695762" text:continue-numbering="true" text:style-name="L14">
        <text:list-item>
          <text:p text:style-name="P68">Create a file to add to your repository.</text:p>
        </text:list-item>
        <text:list-item>
          <text:p text:style-name="P68">Inform Git that you would like to track future changes to this file (<text:span text:style-name="T15">git add</text:span>).</text:p>
        </text:list-item>
      </text:list>
      <text:p text:style-name="P112"/>
      <text:p text:style-name="P83">Checking the Status of Your Local Copy</text:p>
      <text:p text:style-name="P112">The files you've created on your machine are your local "working" copy. The changes your make in this local copy aren't backed up online automatically. Until you commit them, the changes you make are local changes. When you change anything, your set of files becomes different from the files in the official repository copy. To find out what's different about them in the terminal, try:</text:p>
      <text:p text:style-name="P112"><text:tab/><text:span text:style-name="T15">$ git status</text:span></text:p>
      <text:p text:style-name="P112"/>
      <text:p text:style-name="P112">A null result means that you're up to date with the current version of the repository online. This result indicates that the current difference between the repository HEAD (which, so far, is empty) and your good_science directory is this new readme.rst file.</text:p>
      <text:p text:style-name="P112"/>
      <text:p text:style-name="P83">Saving a Snapshot</text:p>
      <text:p text:style-name="P112">In order to save a snapshot of the current state (revision) of the repository, we use the commit command. This command is always associated with a message describing the changes since the last commit and indicating their purpose. Informative commit messages will serve you well someday, so make a habit of never committing changes without at least a full sentence description.</text:p>
      <text:p text:style-name="P112"/>
      <text:p text:style-name="P112"><text:span text:style-name="T55"/></text:p>
      <text:p text:style-name="P131"><text:span text:style-name="T55">ADVICE: Commit often. <text:s/></text:span><text:span text:style-name="T17">In the same way that it is wise to often save a document that you are working on, so too is it wise to save numerous revisions of your code. More frequent commits increase the granularity of your undo button.</text:span></text:p>
      <text:p text:style-name="P112"/>
      <text:p text:style-name="P112"><text:span text:style-name="T55">ADVICE: Write good commit messages. <text:s/></text:span><text:span text:style-name="T17">There are no hard and fast rules, but good commits are atomic: they are the smallest change that remain meaningful. A good commit message usually contains a one-line description followed by a longer explanation if necessary.</text:span></text:p>
      <text:p text:style-name="P112"/>
      <text:p text:style-name="P85">Activity: <text:s/><text:span text:style-name="T54">Commit a change</text:span></text:p>
      <text:list xml:id="list132251814333294" text:continue-numbering="true" text:style-name="L14">
        <text:list-item>
          <text:p text:style-name="P113"><text:span text:style-name="T27">Commit the file you've added to your repository.</text:span></text:p>
        </text:list-item>
        <text:list-item>
          <text:p text:style-name="P113">Admire your work. (<text:span text:style-name="T15">git status</text:span>)</text:p>
        </text:list-item>
      </text:list>
      <text:p text:style-name="P112"/>
      <text:p text:style-name="P83">Viewing the Differences</text:p>
      <text:p text:style-name="P112">Recall the behavior of the diff command on the command line. Choosing two files that are similar, the command <text:span text:style-name="T15">diff file1 file2</text:span> will output the lines that differ between the two files. This information can be saved as what's known as a patch, but we won't go deeply into that just now.</text:p>
      <text:p text:style-name="P112"/>
      <text:p text:style-name="P112">The only difference between the command line diff tool and git's diff tool is that the git tool is aware of all of the revisions in your repository, allowing each revision of each file to be treated as a full file.</text:p>
      <text:p text:style-name="P112"/>
      <text:p text:style-name="P112">Thus, git diff will output the changes in your working directory that are not yet staged for a commit. To see how this works, make a change in your readme.rst file, but don't yet commit it.</text:p>
      <text:p text:style-name="P112"/>
      <text:p text:style-name="P121">$ git diff</text:p>
      <text:p text:style-name="P121">$ git diff --stat</text:p>
      <text:p text:style-name="P121">$ git diff HEAD -- [path]</text:p>
      <text:p text:style-name="P121">$ git diff –cached <text:span text:style-name="T57"># what is staged for the next commit</text:span></text:p>
      <text:p text:style-name="P121"><text:span text:style-name="T57"/></text:p>
      <text:p text:style-name="P83">Viewing the History</text:p>
      <text:p text:style-name="P112">A log of the commit messages is kept by the repository and can be reviewed with the log command.</text:p>
      <text:p text:style-name="P121">$ git log</text:p>
      <text:p text:style-name="P121"/>
      <text:p text:style-name="P83">Unstaging a staged file</text:p>
      <text:p text:style-name="P121"><text:span text:style-name="T57">$ </text:span>git reset filename <text:span text:style-name="T57">#</text:span> opposite of 'git add filename'</text:p>
      <text:p text:style-name="P121"/>
      <text:p text:style-name="P83">Discarding unstaged modifications</text:p>
      <text:p text:style-name="P121"><text:span text:style-name="T57">$ </text:span>git checkout -- filename <text:s text:c="4"/></text:p>
      <text:p text:style-name="P121"/>
      <text:p text:style-name="P83">Removing a file</text:p>
      <text:p text:style-name="P121"><text:span text:style-name="T57">$ </text:span>git rm filename <text:span text:style-name="T57"># r</text:span>emove a file from the repository</text:p>
      <text:p text:style-name="P124"/>
      <text:p text:style-name="P84"><text:span text:style-name="T57">Moving</text:span> a file</text:p>
      <text:p text:style-name="P124"><text:span text:style-name="T57">$ </text:span>git m<text:span text:style-name="T57">v</text:span> filename <text:span text:style-name="T57"># needed to move a file or else Git loses track of it</text:span></text:p>
      <text:p text:style-name="P124"/>
      <text:p text:style-name="P86">Activity</text:p>
      <text:list xml:id="list132252706764327" text:continue-numbering="true" text:style-name="L14">
        <text:list-item>
          <text:p text:style-name="P114"><text:span text:style-name="T27">Create 5 files in your directory with one line of content in each file.</text:span></text:p>
        </text:list-item>
        <text:list-item>
          <text:p text:style-name="P114">Commit the files to the repository.</text:p>
        </text:list-item>
        <text:list-item>
          <text:p text:style-name="P114"><text:span text:style-name="T57">C</text:span>hange 2 of the 5 files and commit them.</text:p>
        </text:list-item>
        <text:list-item>
          <text:p text:style-name="P114">Undo the changes in <text:span text:style-name="T57">the last step.</text:span></text:p>
        </text:list-item>
        <text:list-item>
          <text:p text:style-name="P114">Print out the last entry in the log.</text:p>
        </text:list-item>
      </text:list>
      <text:p text:style-name="P132"><text:span text:style-name="T43">Listing, Creating, and Deleting Branches</text:span></text:p>
      <text:p text:style-name="P112">Branches are parallel instances of a repository that can be edited and version controlled in parallel. They are useful for pursuing various implementations experimentally or maintaining a stable core while developing separate sections of a code base.</text:p>
      <text:p text:style-name="P112"/>
      <text:p text:style-name="P112">Without an argument, the branch command lists the branches that exist in your repository.</text:p>
      <text:p text:style-name="P121"><text:tab/>$ git branch</text:p>
      <text:p text:style-name="P112">The master branch is created when the repository is initialized. With an argument, the branch command creates a new branch with the given name.</text:p>
      <text:p text:style-name="P112"/>
      <text:p text:style-name="P134">$ git branch experimental</text:p>
      <text:p text:style-name="P134">$ git branch</text:p>
      <text:p text:style-name="P112"/>
      <text:p text:style-name="P112">To delete a branch, use the -d flag.</text:p>
      <text:p text:style-name="P134">$ git branch -d experimental</text:p>
      <text:p text:style-name="P134">$ git branch</text:p>
      <text:p text:style-name="P134"/>
      <text:p text:style-name="P83">Switching Between Branches, Abandoning Local Changes</text:p>
      <text:p text:style-name="P112">The <text:span text:style-name="T15">git checkout</text:span> command allows context switching between branches as well as abandoning local changes.</text:p>
      <text:p text:style-name="P112"/>
      <text:p text:style-name="P112">To switch between branches, try</text:p>
      <text:p text:style-name="P121"><text:tab/>$ git branch newbranch </text:p>
      <text:p text:style-name="P121"><text:tab/>$ git checkout newbranch </text:p>
      <text:p text:style-name="P121"><text:tab/>$ git branch</text:p>
      <text:p text:style-name="P112">How can you tell we've switched between branches? When we used the branch command before there was an asterisk next to the master branch. That's because the asterisk indicates which branch you're currently in.</text:p>
      <text:p text:style-name="P112"/>
      <text:p text:style-name="P83">Merging Branches</text:p>
      <text:p text:style-name="P112">At some point, the experimental branch may be ready to become part of the core or two testing branches may be ready to be combined for further integration testing. The method for combining the changes in two parallel branches is the merge command.</text:p>
      <text:p text:style-name="P112"/>
      <text:p text:style-name="P86">Activity: <text:s/><text:span text:style-name="T57">Create and merge a branch</text:span></text:p>
      <text:list xml:id="list132253381198072" text:continue-numbering="true" text:style-name="L14">
        <text:list-item>
          <text:p text:style-name="P114"><text:span text:style-name="T27">Crea</text:span><text:span text:style-name="T33">te </text:span>two new branches and list them.</text:p>
          <text:list>
            <text:list-item>
              <text:p text:style-name="P123">$ git branch first</text:p>
            </text:list-item>
            <text:list-item>
              <text:p text:style-name="P123">$ git branch second</text:p>
            </text:list-item>
          </text:list>
        </text:list-item>
        <text:list-item>
          <text:p text:style-name="P114">Make changes in each new branch and commit them.</text:p>
          <text:list>
            <text:list-item>
              <text:p text:style-name="P123">$ git checkout first</text:p>
            </text:list-item>
            <text:list-item>
              <text:p text:style-name="P123">$ touch firstnewfile</text:p>
            </text:list-item>
            <text:list-item>
              <text:p text:style-name="P123">$ git add firstnewfile</text:p>
            </text:list-item>
            <text:list-item>
              <text:p text:style-name="P123">$ git commit -am "Added firstnewfile to the first branch."</text:p>
            </text:list-item>
            <text:list-item>
              <text:p text:style-name="P123">$ git checkout second</text:p>
            </text:list-item>
            <text:list-item>
              <text:p text:style-name="P123">$ touch secondnewfile</text:p>
            </text:list-item>
            <text:list-item>
              <text:p text:style-name="P123">$ git add secondnewfile</text:p>
            </text:list-item>
            <text:list-item>
              <text:p text:style-name="P123">$ git commit -am "Added secondnewfile to the second branch."</text:p>
            </text:list-item>
          </text:list>
        </text:list-item>
      </text:list>
      <text:p text:style-name="P115"/>
      <text:list xml:id="list132252660866889" text:continue-numbering="true" text:style-name="L14">
        <text:list-item>
          <text:p text:style-name="P114"><text:soft-page-break/>Merge the two branches into the core.</text:p>
          <text:list>
            <text:list-item>
              <text:p text:style-name="P123"><text:span text:style-name="T57">$</text:span> git checkout first</text:p>
            </text:list-item>
            <text:list-item>
              <text:p text:style-name="P123">$ git merge second</text:p>
            </text:list-item>
            <text:list-item>
              <text:p text:style-name="P123">$ git checkout master</text:p>
            </text:list-item>
            <text:list-item>
              <text:p text:style-name="P123">$ git merge first</text:p>
            </text:list-item>
          </text:list>
        </text:list-item>
      </text:list>
      <text:p text:style-name="P112"/>
      <text:p text:style-name="P83">Copying a Repository</text:p>
      <text:p text:style-name="P112">Yesterday, you checked out a git type repository <text:span text:style-name="T57">for this boot camp</text:span>.</text:p>
      <text:p text:style-name="P112"/>
      <text:p text:style-name="P112">When you clone the Original repository, the one that is created on your local machine is a copy, and will behave as a fully fledged local repository locally. However, with the right configuration, it will be able to pull changes from collaborators to your local machine and push your changes to the Original repository. We'll get to that soon, but for now, let's fork the repository from GitHub.</text:p>
      <text:p text:style-name="P112"/>
      <text:p text:style-name="P86">Activity: <text:s/><text:span text:style-name="T57">Clone a repository from GitHub</text:span></text:p>
      <text:list xml:id="list132253136649581" text:continue-numbering="true" text:style-name="L14">
        <text:list-item>
          <text:p text:style-name="P125"><text:span text:style-name="T41">Pick any repository you like. There are many cool projects hosted on github. Take a few minutes here, and pick a piece of code. </text:span><text:span text:style-name="T35">(5 minutes)</text:span></text:p>
        </text:list-item>
        <text:list-item>
          <text:p text:style-name="P125"><text:span text:style-name="T41">Clone it. If you didn't find anything cool, you can chose the "instructional" Spoon-Knife repository:</text:span></text:p>
          <text:list>
            <text:list-item>
              <text:p text:style-name="P125"><text:span text:style-name="T54">$ git clone git@github.com/octocat/Spoon-Knife.git</text:span></text:p>
            </text:list-item>
          </text:list>
        </text:list-item>
        <text:list-item>
          <text:p text:style-name="P125"><text:span text:style-name="T41">You should see many files download themselves onto your machine. Let's make sure it worked. Change directories to the source code and list the contents.</text:span></text:p>
          <text:list>
            <text:list-item>
              <text:p text:style-name="P125"><text:span text:style-name="T54">$ cd Spoon-Knife</text:span></text:p>
            </text:list-item>
            <text:list-item>
              <text:p text:style-name="P125"><text:span text:style-name="T54">$ ls </text:span></text:p>
            </text:list-item>
          </text:list>
        </text:list-item>
      </text:list>
      <text:p text:style-name="P112"/>
      <text:p text:style-name="P83">Pulling <text:span text:style-name="T57">U</text:span>pdates from the Original Repository</text:p>
      <text:p text:style-name="P112">Updating your repository is like voting. You should update early and often especially if you intend to contribute back to the upstream repository and particularly before you make or commit any changes. This will ensure you're working with the most up-to-date version of the repository. Updating won't overwrite any changes you've made locally without asking, so don't get nervous. When in doubt, update.</text:p>
      <text:p text:style-name="P135"><text:span text:style-name="T15">$ git pull</text:span> </text:p>
      <text:p text:style-name="P112"/>
      <text:p text:style-name="P112">Since we just pulled the repository down, we will be up to date unless there has been a commit by someone else to the Original repository in the meantime.</text:p>
      <text:p text:style-name="P133">Version Control with Git (<text:span text:style-name="T53">Remote</text:span>)</text:p>
      <text:p text:style-name="P69"/>
      <text:p text:style-name="P88">Day 1</text:p>
      <text:p text:style-name="P120"><text:span text:style-name="T3"><text:tab/></text:span><text:span text:style-name="T4">S</text:span><text:span text:style-name="T3">hell </text:span><text:span text:style-name="T4">(bash)</text:span><text:span text:style-name="T3"><text:tab/><text:tab/><text:tab/><text:tab/><text:tab/>Rachel</text:span></text:p>
      <text:p text:style-name="P120"><text:span text:style-name="T3"><text:tab/></text:span><text:span text:style-name="T4">V</text:span><text:span text:style-name="T3">ariables </text:span><text:span text:style-name="T4">(Python)</text:span><text:span text:style-name="T3"><text:tab/><text:tab/><text:tab/><text:tab/>Will</text:span></text:p>
      <text:p text:style-name="P120"><text:span text:style-name="T3"><text:tab/></text:span><text:span text:style-name="T4">D</text:span><text:span text:style-name="T3">ata structures </text:span><text:span text:style-name="T4">(Python)</text:span><text:span text:style-name="T3"><text:tab/><text:tab/><text:tab/>Will</text:span></text:p>
      <text:p text:style-name="P120"><text:span text:style-name="T3"><text:tab/></text:span><text:span text:style-name="T4">F</text:span><text:span text:style-name="T3">low control </text:span><text:span text:style-name="T4">(Python)</text:span><text:span text:style-name="T3"><text:tab/><text:tab/><text:tab/>John</text:span></text:p>
      <text:p text:style-name="P120"><text:span text:style-name="T3"><text:tab/></text:span><text:span text:style-name="T4">F</text:span><text:span text:style-name="T3">unctions </text:span><text:span text:style-name="T4">(Python)</text:span><text:span text:style-name="T3"><text:tab/><text:tab/><text:tab/><text:tab/>John</text:span></text:p>
      <text:p text:style-name="P89">Day 2</text:p>
      <text:p text:style-name="P120"><text:span text:style-name="T3"><text:tab/></text:span><text:span text:style-name="T4">V</text:span><text:span text:style-name="T3">ersion control </text:span><text:span text:style-name="T5">local</text:span><text:span text:style-name="T3"> </text:span><text:span text:style-name="T4">(Git)</text:span><text:span text:style-name="T3"><text:tab/><text:tab/><text:tab/>Neal</text:span></text:p>
      <text:p text:style-name="P120"><text:span text:style-name="T8"><text:s text:c="8"/></text:span><text:span text:style-name="T11">▶</text:span><text:span text:style-name="T8"><text:tab/></text:span><text:span text:style-name="T9">V</text:span><text:span text:style-name="T8">ersion control </text:span><text:span text:style-name="T10">remote</text:span><text:span text:style-name="T8"> </text:span><text:span text:style-name="T9">(Git)</text:span><text:span text:style-name="T8"><text:tab/><text:tab/>Neal</text:span></text:p>
      <text:p text:style-name="P70"><text:span text:style-name="T1"><text:tab/></text:span><text:span text:style-name="T2">D</text:span><text:span text:style-name="T1">ebugging </text:span><text:span text:style-name="T2">(Python)</text:span><text:span text:style-name="T1"><text:tab/><text:tab/><text:tab/>Neal</text:span></text:p>
      <text:p text:style-name="P120"><text:span text:style-name="T3"><text:tab/></text:span><text:span text:style-name="T4">E</text:span><text:span text:style-name="T3">xtended shell/Python </text:span><text:span text:style-name="T4">example</text:span><text:span text:style-name="T3"><text:tab/><text:tab/>Will</text:span></text:p>
      <text:p text:style-name="P119"/>
      <text:p text:style-name="P9">The online hosting which we will use today is GitHub (which is not the only place you can use Git). <text:s/><text:span text:style-name="T21">Let's tour </text:span><text:a xlink:type="simple" xlink:href="https://github.com/"><text:span text:style-name="T12">GitHub</text:span></text:a><text:span text:style-name="T21"> now and see what's there; we'll then have each of you create GitHub accounts.</text:span></text:p>
      <text:p text:style-name="P7"/>
      <text:p text:style-name="P7">Now let's go ahead and make and clone a new demonstration repository.</text:p>
      <text:p text:style-name="P6"/>
      <text:list xml:id="list132252263203596" text:continue-numbering="true" text:style-name="L14">
        <text:list-item>
          <text:p text:style-name="P91">Make a new demo repo on GitHub explaining the process as you go (probably on your personal account).</text:p>
        </text:list-item>
        <text:list-item>
          <text:p text:style-name="P91">Have GitHub put in a README so it can be cloned.</text:p>
        </text:list-item>
        <text:list-item>
          <text:p text:style-name="P94">$ git clone <text:span text:style-name="T46">URL</text:span></text:p>
        </text:list-item>
        <text:list-item>
          <text:p text:style-name="P91">Explain that much like a browser navigates to websites using a URL, Git talks to remote repositories using a URL.</text:p>
        </text:list-item>
        <text:list-item>
          <text:p text:style-name="P91">Explain the different URL options:</text:p>
          <text:list>
            <text:list-item>
              <text:p text:style-name="P91">Read/write <text:span text:style-name="T15">ssh</text:span> protocol requires ssh keys, which make it so you don't have to enter username/password.</text:p>
            </text:list-item>
            <text:list-item>
              <text:p text:style-name="P91"><text:span text:style-name="T15">https</text:span> protocol takes username/password.</text:p>
            </text:list-item>
            <text:list-item>
              <text:p text:style-name="P91"><text:span text:style-name="T15">git</text:span> protocol is read-only.</text:p>
            </text:list-item>
          </text:list>
        </text:list-item>
        <text:list-item>
          <text:p text:style-name="P91">Now we want to get a copy of this down on all of our computers—<text:span text:style-name="T15">git clone</text:span> in an appropriate directory.</text:p>
        </text:list-item>
        <text:list-item>
          <text:p text:style-name="P91">Have everyone do this via the <text:span text:style-name="T15">https</text:span> URL.</text:p>
        </text:list-item>
        <text:list-item>
          <text:p text:style-name="P91"><text:span text:style-name="T15">ls</text:span> to show the new directory and <text:span text:style-name="T15">cd</text:span> into it.</text:p>
        </text:list-item>
        <text:list-item>
          <text:p text:style-name="P91">Compare the local listing to what you see on GitHub. Same for now, but not for long!</text:p>
        </text:list-item>
      </text:list>
      <text:p text:style-name="P7"/>
      <text:p text:style-name="P17"/>
      <text:p text:style-name="P126">Basics</text:p>
      <text:p text:style-name="P28">Conceptually, Git divides your work into three areas. <text:s/>First, the working area consists of the files as you actually modify and compose. <text:s/>Secondly, the staging area consists of the elements of the next snapshot—the files as they will be stored permanently. <text:s/>Finally, the history consists of all snapshots, like a photo album; each snapshot can be uniquely identified with a time stamp and a log message.</text:p>
      <text:p text:style-name="P26"/>
      <text:p text:style-name="P29">When you actually work inside of a document, you are not concerned about Git. <text:s/>Do your work normally, and then exit to the command line. <text:s/>At this point, you need to move your work from the working area to the staging area in logical groups.</text:p>
      <text:p text:style-name="P29"/>
      <text:p text:style-name="P45">$ git add file1.txt file2.log</text:p>
      <text:p text:style-name="P45">$ git commit</text:p>
      <text:p text:style-name="P32">You now need to use the text editor you chose previously to record the rationale for this commit. <text:s/><text:span text:style-name="T48">(Incidentally, this allows you to group logical changes by commit rather than updating everything at once, and this is good form.)</text:span></text:p>
      <text:p text:style-name="P32"/>
      <text:p text:style-name="P26"><draw:frame draw:style-name="fr1" draw:name="Frame1" text:anchor-type="paragraph" svg:x="0in" svg:y="0in" svg:width="7.0217in" draw:z-index="0"><draw:text-box fo:min-height="2.8902in"><text:p text:style-name="P47"><draw:g text:anchor-type="paragraph" draw:z-index="1" draw:style-name="gr1"><draw:custom-shape draw:style-name="gr2" draw:text-style-name="P138" svg:width="2.0004in" svg:height="2.0004in" svg:x="0.0102in" svg:y="0in"><text:p text:style-name="P137"><text:span text:style-name="T59">Working Area</text:span></text:p><draw:enhanced-geometry svg:viewBox="0 0 21600 21600" draw:type="rectangle" draw:enhanced-path="M 0 0 L 21600 0 21600 21600 0 21600 0 0 Z N"/></draw:custom-shape><draw:custom-shape draw:style-name="gr3" draw:text-style-name="P138" svg:width="2.0004in" svg:height="2.0004in" svg:x="2.5102in" svg:y="0in"><text:p text:style-name="P137"><text:span text:style-name="T59">Staging Area</text:span></text:p><draw:enhanced-geometry svg:viewBox="0 0 21600 21600" draw:type="rectangle" draw:enhanced-path="M 0 0 L 21600 0 21600 21600 0 21600 0 0 Z N"/></draw:custom-shape><draw:custom-shape draw:style-name="gr4" draw:text-style-name="P138" svg:width="2.0004in" svg:height="2.0004in" svg:x="5.0102in" svg:y="0in"><text:p text:style-name="P137"><text:span text:style-name="T59">Project History</text:span></text:p><draw:enhanced-geometry svg:viewBox="0 0 21600 21600" draw:type="rectangle" draw:enhanced-path="M 0 0 L 21600 0 21600 21600 0 21600 0 0 Z N"/></draw:custom-shape><draw:frame draw:style-name="gr5" draw:text-style-name="P140" svg:width="0.9768in" svg:height="0.3795in" svg:x="1.7602in" svg:y="2.5in"><draw:text-box><text:p text:style-name="P139"><text:span text:style-name="T60">git add</text:span></text:p></draw:text-box></draw:frame><draw:custom-shape draw:style-name="gr6" draw:text-style-name="P141" svg:width="1.0925in" svg:height="0.9205in" svg:x="4.1677in" svg:y="1.479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7" draw:text-style-name="P141" svg:x1="5.2602in" svg:y1="2in" svg:x2="5.2602in" svg:y2="1.75in"><text:p/></draw:line><draw:frame draw:style-name="gr5" draw:text-style-name="P140" svg:width="1.0878in" svg:height="0.3795in" svg:x="4.1677in" svg:y="2.5in"><draw:text-box><text:p text:style-name="P139"><text:span text:style-name="T60">git push</text:span></text:p></draw:text-box></draw:frame><draw:frame draw:style-name="gr5" draw:text-style-name="P140" svg:width="1.3098in" svg:height="0.3795in" svg:x="2.8602in" svg:y="0.45in"><draw:text-box><text:p text:style-name="P139"><text:span text:style-name="T60">git commit</text:span></text:p></draw:text-box></draw:frame><draw:custom-shape draw:style-name="gr8" draw:text-style-name="P141" svg:width="0.5004in" svg:height="0.5004in" svg:x="3.9177in" svg:y="1.4299in"><text:p/><draw:enhanced-geometry svg:viewBox="0 0 21600 21600" draw:type="rectangle" draw:enhanced-path="M 0 0 L 21600 0 21600 21600 0 21600 0 0 Z N"/></draw:custom-shape><draw:custom-shape draw:style-name="gr9" draw:text-style-name="P141" svg:width="0.5004in" svg:height="0.5004in" svg:x="0.11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5004in" svg:height="0.5004in" svg:x="1.41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5004in" svg:height="0.5004in" svg:x="0.76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5004in" svg:height="0.5004in" svg:x="0.1102in" svg:y="1.1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5004in" svg:height="0.5004in" svg:x="0.7602in" svg:y="1.1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4.1102in" svg:y="1.610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4.0713in" svg:y="1.571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4.0319in" svg:y="1.531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2.5921in" svg:y="1.0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2.8921in" svg:y="1.0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2.5921in" svg:y="1.3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2.8921in" svg:y="1.677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2.8921in" svg:y="1.3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0" draw:text-style-name="P141" svg:width="1.0925in" svg:height="0.9205in" svg:x="1.6567in" svg:y="1.479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141" svg:x1="2.7496in" svg:y1="2in" svg:x2="2.7496in" svg:y2="1.75in"><text:p/></draw:line><draw:custom-shape draw:style-name="gr9" draw:text-style-name="P141" svg:width="0.2504in" svg:height="0.2504in" svg:x="2.1102in" svg:y="2.221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141" svg:width="0.2504in" svg:height="0.2504in" svg:x="4.5701in" svg:y="2.2783in"><text:p/><draw:enhanced-geometry svg:viewBox="0 0 21600 21600" draw:type="rectangle" draw:enhanced-path="M 0 0 L 21600 0 21600 21600 0 21600 0 0 Z N"/></draw:custom-shape><draw:path draw:style-name="gr12" draw:text-style-name="P141" svg:width="1.0496in" svg:height="0.4406in" svg:x="3.0102in" svg:y="0.9591in" svg:viewBox="0 0 2667 1120" svg:d="m0 104c1651-508 2667 1016 2667 1016"><text:p/></draw:path><draw:custom-shape draw:style-name="gr13" draw:text-style-name="P141" svg:width="0.5004in" svg:height="0.5004in" svg:x="5.1102in" svg:y="0.45in"><text:p/><draw:enhanced-geometry svg:viewBox="0 0 21600 21600" draw:type="rectangle" draw:enhanced-path="M 0 0 L 21600 0 21600 21600 0 21600 0 0 Z N"/></draw:custom-shape><draw:custom-shape draw:style-name="gr14" draw:text-style-name="P141" svg:width="0.5004in" svg:height="0.5004in" svg:x="5.7102in" svg:y="0.45in"><text:p/><draw:enhanced-geometry svg:viewBox="0 0 21600 21600" draw:type="rectangle" draw:enhanced-path="M 0 0 L 21600 0 21600 21600 0 21600 0 0 Z N"/></draw:custom-shape><draw:custom-shape draw:style-name="gr15" draw:text-style-name="P141" svg:width="0.5004in" svg:height="0.5004in" svg:x="6.3102in" svg:y="0.45in"><text:p/><draw:enhanced-geometry svg:viewBox="0 0 21600 21600" draw:type="rectangle" draw:enhanced-path="M 0 0 L 21600 0 21600 21600 0 21600 0 0 Z N"/></draw:custom-shape><draw:custom-shape draw:style-name="gr16" draw:text-style-name="P141" svg:width="0.5004in" svg:height="0.5004in" svg:x="5.1102in" svg:y="1.15in"><text:p/><draw:enhanced-geometry svg:viewBox="0 0 21600 21600" draw:type="rectangle" draw:enhanced-path="M 0 0 L 21600 0 21600 21600 0 21600 0 0 Z N"/></draw:custom-shape><draw:custom-shape draw:style-name="gr17" draw:text-style-name="P141" svg:width="0.5004in" svg:height="0.5004in" svg:x="5.7102in" svg:y="1.15in"><text:p/><draw:enhanced-geometry svg:viewBox="0 0 21600 21600" draw:type="rectangle" draw:enhanced-path="M 0 0 L 21600 0 21600 21600 0 21600 0 0 Z N"/></draw:custom-shape><draw:custom-shape draw:style-name="gr9" draw:text-style-name="P141" svg:width="0.2504in" svg:height="0.2504in" svg:x="5.2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141" svg:width="0.2504in" svg:height="0.2504in" svg:x="5.8886in" svg:y="1.3283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9" draw:text-style-name="P141" svg:width="0.2504in" svg:height="0.2504in" svg:x="5.8492in" svg:y="1.2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0" draw:text-style-name="P141" svg:width="0.2504in" svg:height="0.2504in" svg:x="5.8102in" svg:y="1.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5.8492in" svg:y="0.5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5.8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141" svg:width="0.2504in" svg:height="0.2504in" svg:x="6.4492in" svg:y="0.5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6.4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5.2886in" svg:y="1.3283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141" svg:width="0.2504in" svg:height="0.2504in" svg:x="5.2492in" svg:y="1.2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1" svg:width="0.2504in" svg:height="0.2504in" svg:x="5.2102in" svg:y="1.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Figure <text:sequence text:ref-name="refFigure0" text:name="Figure" text:formula="ooow:Figure+1" style:num-format="1">1</text:sequence>. <text:s/><text:span text:style-name="T20">These conceptual divisions of your labor into areas (unrelated to logical directory structure) form the Git commit model</text:span>. <text:s/>The Git <text:span text:style-name="T18">commit model</text:span> allow<text:span text:style-name="T18">s</text:span> you to record changes to your <text:span text:style-name="T20">project</text:span> <text:span text:style-name="T19">by both topic and time, yielding a complete history of updates and revisions.</text:span></text:p></draw:text-box></draw:frame></text:p>
      <text:p text:style-name="P37">Let's see how moving things around affects the status of the files:</text:p>
      <text:list xml:id="list132253506830354" text:continue-numbering="true" text:style-name="L14">
        <text:list-item>
          <text:p text:style-name="P95">$ nano top-things-to-learn.md # put title “Top Things We Want to Learn”</text:p>
        </text:list-item>
        <text:list-item>
          <text:p text:style-name="P95">$ git status # see untracked file</text:p>
        </text:list-item>
        <text:list-item>
          <text:p text:style-name="P95">$ git add top-things-to-learn.md</text:p>
        </text:list-item>
        <text:list-item>
          <text:p text:style-name="P95">$ git status # see tracked but uncommitted file</text:p>
        </text:list-item>
        <text:list-item>
          <text:p text:style-name="P95">$ git commit # add log message</text:p>
        </text:list-item>
        <text:list-item>
          <text:p text:style-name="P95">$ git status # nothing to see here folks</text:p>
        </text:list-item>
        <text:list-item>
          <text:p text:style-name="P95">$ git log</text:p>
        </text:list-item>
        <text:list-item>
          <text:p text:style-name="P95">$ git log --oneline # explain commit hash</text:p>
        </text:list-item>
      </text:list>
      <text:p text:style-name="P42"/>
      <text:p text:style-name="P42"/>
      <text:p text:style-name="P130">Now we'll add some things and demonstrate <text:span text:style-name="T15">git diff</text:span>:</text:p>
      <text:list xml:id="list132252824246265" text:continue-numbering="true" text:style-name="L14">
        <text:list-item>
          <text:p text:style-name="P96">$ <text:span text:style-name="T22">nano top-things-to-learn.md # </text:span>add list of names</text:p>
        </text:list-item>
        <text:list-item>
          <text:p text:style-name="P96">$ git status</text:p>
        </text:list-item>
        <text:list-item>
          <text:p text:style-name="P96">$ git diff</text:p>
        </text:list-item>
        <text:list-item>
          <text:p text:style-name="P96">$ git add top-things-to-learn.md</text:p>
        </text:list-item>
        <text:list-item>
          <text:p text:style-name="P96">$ git diff</text:p>
        </text:list-item>
        <text:list-item>
          <text:p text:style-name="P96">$ git commit -m “short commit message”</text:p>
        </text:list-item>
      </text:list>
      <text:p text:style-name="P42"/>
      <text:p text:style-name="P42">Now we'll reverse that local commit:</text:p>
      <text:list xml:id="list132253180494362" text:continue-numbering="true" text:style-name="L14">
        <text:list-item>
          <text:p text:style-name="P96">$ git log --oneline</text:p>
        </text:list-item>
        <text:list-item>
          <text:p text:style-name="P99">$ git reset --soft HEAD~1</text:p>
        </text:list-item>
        <text:list-item>
          <text:p text:style-name="P96">$ git log --oneline</text:p>
        </text:list-item>
        <text:list-item>
          <text:p text:style-name="P100">$ git status</text:p>
        </text:list-item>
        <text:list-item>
          <text:p text:style-name="P101">$ git commit</text:p>
        </text:list-item>
      </text:list>
      <text:p text:style-name="P40">If we had done the same thing but had already committed to the remote repository, we have to force an overwrite:</text:p>
      <text:list xml:id="list132252854824216" text:continue-numbering="true" text:style-name="L14">
        <text:list-item>
          <text:p text:style-name="P97">$ <text:span text:style-name="T31">git push </text:span><text:span text:style-name="T32">--force</text:span><text:span text:style-name="T31"> origin master</text:span></text:p>
        </text:list-item>
      </text:list>
      <text:p text:style-name="P39"/>
      <text:p text:style-name="P17">Sharing</text:p>
      <text:p text:style-name="P31"><draw:frame draw:style-name="fr2" draw:name="Frame2" text:anchor-type="as-char" svg:width="6.9299in" draw:z-index="2"><draw:text-box fo:min-height="3.3902in"><text:p text:style-name="P47"><draw:g text:anchor-type="paragraph" draw:z-index="3" draw:style-name="gr22"><draw:custom-shape draw:style-name="gr23" draw:text-style-name="P138" svg:width="2.0004in" svg:height="2.0004in" svg:x="-0.0354in" svg:y="0.5028in"><text:p text:style-name="P137"><text:span text:style-name="T59">Working Area</text:span></text:p><draw:enhanced-geometry svg:viewBox="0 0 21600 21600" draw:type="rectangle" draw:enhanced-path="M 0 0 L 21600 0 21600 21600 0 21600 0 0 Z N"/></draw:custom-shape><draw:custom-shape draw:style-name="gr24" draw:text-style-name="P138" svg:width="2.0004in" svg:height="2.0004in" svg:x="2.4646in" svg:y="0.5028in"><text:p text:style-name="P137"><text:span text:style-name="T59">Staging Area</text:span></text:p><draw:enhanced-geometry svg:viewBox="0 0 21600 21600" draw:type="rectangle" draw:enhanced-path="M 0 0 L 21600 0 21600 21600 0 21600 0 0 Z N"/></draw:custom-shape><draw:custom-shape draw:style-name="gr25" draw:text-style-name="P138" svg:width="2.0004in" svg:height="2.0004in" svg:x="4.9646in" svg:y="0.5028in"><text:p text:style-name="P137"><text:span text:style-name="T59">Project History</text:span></text:p><draw:enhanced-geometry svg:viewBox="0 0 21600 21600" draw:type="rectangle" draw:enhanced-path="M 0 0 L 21600 0 21600 21600 0 21600 0 0 Z N"/></draw:custom-shape><draw:frame draw:style-name="gr5" draw:text-style-name="P140" svg:width="0.9768in" svg:height="0.3795in" svg:x="1.7146in" svg:y="3.0028in"><draw:text-box><text:p text:style-name="P139"><text:span text:style-name="T60">git add</text:span></text:p></draw:text-box></draw:frame><draw:custom-shape draw:style-name="gr26" draw:text-style-name="P141" svg:width="1.0925in" svg:height="0.9197in" svg:x="4.122in" svg:y="1.9835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7" draw:text-style-name="P141" svg:x1="5.2146in" svg:y1="2.5031in" svg:x2="5.2146in" svg:y2="2.2531in"><text:p/></draw:line><draw:frame draw:style-name="gr5" draw:text-style-name="P140" svg:width="1.0878in" svg:height="0.3795in" svg:x="4.122in" svg:y="3.0028in"><draw:text-box><text:p text:style-name="P139"><text:span text:style-name="T60">git push</text:span></text:p></draw:text-box></draw:frame><draw:frame draw:style-name="gr5" draw:text-style-name="P140" svg:width="1.3098in" svg:height="0.3795in" svg:x="2.8146in" svg:y="0.9528in"><draw:text-box><text:p text:style-name="P139"><text:span text:style-name="T60">git commit</text:span></text:p></draw:text-box></draw:frame><draw:custom-shape draw:style-name="gr27" draw:text-style-name="P141" svg:width="0.5004in" svg:height="0.5004in" svg:x="3.872in" svg:y="1.9335in"><text:p/><draw:enhanced-geometry svg:viewBox="0 0 21600 21600" draw:type="rectangle" draw:enhanced-path="M 0 0 L 21600 0 21600 21600 0 21600 0 0 Z N"/></draw:custom-shape><draw:custom-shape draw:style-name="gr28" draw:text-style-name="P141" svg:width="0.5004in" svg:height="0.5004in" svg:x="0.0646in" svg:y="1.00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5004in" svg:height="0.5004in" svg:x="1.3646in" svg:y="1.00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5004in" svg:height="0.5004in" svg:x="0.7146in" svg:y="1.00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5004in" svg:height="0.5004in" svg:x="0.0646in" svg:y="1.6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5004in" svg:height="0.5004in" svg:x="0.7146in" svg:y="1.6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4.0646in" svg:y="2.113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4.0256in" svg:y="2.075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3.9862in" svg:y="2.0354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2.5465in" svg:y="1.5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2.8465in" svg:y="1.5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2.5465in" svg:y="1.8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2.8465in" svg:y="2.180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2.8465in" svg:y="1.8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9" draw:text-style-name="P141" svg:width="1.0925in" svg:height="0.9197in" svg:x="1.611in" svg:y="1.9835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141" svg:x1="2.7039in" svg:y1="2.5031in" svg:x2="2.7039in" svg:y2="2.2531in"><text:p/></draw:line><draw:custom-shape draw:style-name="gr28" draw:text-style-name="P141" svg:width="0.2504in" svg:height="0.2504in" svg:x="2.0646in" svg:y="2.725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7" draw:text-style-name="P141" svg:width="0.2504in" svg:height="0.2504in" svg:x="4.5248in" svg:y="2.7819in"><text:p/><draw:enhanced-geometry svg:viewBox="0 0 21600 21600" draw:type="rectangle" draw:enhanced-path="M 0 0 L 21600 0 21600 21600 0 21600 0 0 Z N"/></draw:custom-shape><draw:path draw:style-name="gr12" draw:text-style-name="P141" svg:width="1.0496in" svg:height="0.4406in" svg:x="2.9646in" svg:y="1.4622in" svg:viewBox="0 0 2667 1120" svg:d="m0 104c1651-508 2667 1016 2667 1016"><text:p/></draw:path><draw:custom-shape draw:style-name="gr30" draw:text-style-name="P141" svg:width="0.5004in" svg:height="0.5004in" svg:x="5.0646in" svg:y="0.9528in"><text:p/><draw:enhanced-geometry svg:viewBox="0 0 21600 21600" draw:type="rectangle" draw:enhanced-path="M 0 0 L 21600 0 21600 21600 0 21600 0 0 Z N"/></draw:custom-shape><draw:custom-shape draw:style-name="gr31" draw:text-style-name="P141" svg:width="0.5004in" svg:height="0.5004in" svg:x="5.6646in" svg:y="0.9528in"><text:p/><draw:enhanced-geometry svg:viewBox="0 0 21600 21600" draw:type="rectangle" draw:enhanced-path="M 0 0 L 21600 0 21600 21600 0 21600 0 0 Z N"/></draw:custom-shape><draw:custom-shape draw:style-name="gr32" draw:text-style-name="P141" svg:width="0.5004in" svg:height="0.5004in" svg:x="6.2646in" svg:y="0.9528in"><text:p/><draw:enhanced-geometry svg:viewBox="0 0 21600 21600" draw:type="rectangle" draw:enhanced-path="M 0 0 L 21600 0 21600 21600 0 21600 0 0 Z N"/></draw:custom-shape><draw:custom-shape draw:style-name="gr33" draw:text-style-name="P141" svg:width="0.5004in" svg:height="0.5004in" svg:x="5.0646in" svg:y="1.6528in"><text:p/><draw:enhanced-geometry svg:viewBox="0 0 21600 21600" draw:type="rectangle" draw:enhanced-path="M 0 0 L 21600 0 21600 21600 0 21600 0 0 Z N"/></draw:custom-shape><draw:custom-shape draw:style-name="gr34" draw:text-style-name="P141" svg:width="0.5004in" svg:height="0.5004in" svg:x="5.6646in" svg:y="1.6528in"><text:p/><draw:enhanced-geometry svg:viewBox="0 0 21600 21600" draw:type="rectangle" draw:enhanced-path="M 0 0 L 21600 0 21600 21600 0 21600 0 0 Z N"/></draw:custom-shape><draw:custom-shape draw:style-name="gr28" draw:text-style-name="P141" svg:width="0.2504in" svg:height="0.2504in" svg:x="5.1646in" svg:y="1.0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5" draw:text-style-name="P141" svg:width="0.2504in" svg:height="0.2504in" svg:x="5.8429in" svg:y="1.8311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6" draw:text-style-name="P141" svg:width="0.2504in" svg:height="0.2504in" svg:x="5.8035in" svg:y="1.7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7" draw:text-style-name="P141" svg:width="0.2504in" svg:height="0.2504in" svg:x="5.7646in" svg:y="1.7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5.8035in" svg:y="1.0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5.7646in" svg:y="1.0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8" draw:text-style-name="P141" svg:width="0.2504in" svg:height="0.2504in" svg:x="6.4035in" svg:y="1.0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6.3646in" svg:y="1.0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5.2429in" svg:y="1.8311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8" draw:text-style-name="P141" svg:width="0.2504in" svg:height="0.2504in" svg:x="5.2035in" svg:y="1.7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1" svg:width="0.2504in" svg:height="0.2504in" svg:x="5.1646in" svg:y="1.7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9" draw:text-style-name="P141" svg:width="3.7031in" svg:height="0.9705in" svg:x="1.6618in" svg:y="-0.0008in"><text:p/><draw:enhanced-geometry svg:viewBox="0 0 21600 21600" draw:mirror-vertical="true"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141" svg:x1="1.6646in" svg:y1="0.4823in" svg:x2="1.6146in" svg:y2="0.6638in"><text:p/></draw:line><draw:frame draw:style-name="gr5" draw:text-style-name="P140" svg:width="1.0878in" svg:height="0.3795in" svg:x="2.9283in" svg:y="0.0028in"><draw:text-box><text:p text:style-name="P139"><text:span text:style-name="T60">git pull</text:span></text:p></draw:text-box></draw:frame></draw:g>Figure <text:sequence text:ref-name="refFigure1" text:name="Figure" text:formula="ooow:Figure+1" style:num-format="1">2</text:sequence>. <text:s/>The basic movement commands in Git allow one to logically move existing remote commits to the local working area.</text:p></draw:text-box></draw:frame></text:p>
      <text:p text:style-name="P26"/>
      <text:p text:style-name="P30"><draw:line text:anchor-type="paragraph" draw:z-index="4" draw:style-name="gr39" draw:text-style-name="P142" svg:x1="-0.0882in" svg:y1="1.6437in" svg:x2="-0.0882in" svg:y2="0.0382in"><text:p/></draw:line>How many of you work in research groups which mix operating systems in the workflow? <text:s/>If you include a Windows system, the way that newlines are recorded in plain text are different from a Unix derivative. <text:s/>Specifically, you will want to set Git to automatically convert your files to and from the Unix format when they are committed.</text:p>
      <text:p text:style-name="P46">$ git config --global core.autocrlf true <text:s text:c="2"/># for Windows</text:p>
      <text:p text:style-name="P46">$ git config --global core.autocrlf input <text:s/># for Linux</text:p>
      <text:p text:style-name="P30">There are also other fancy settings for specific troubles with whitespace if that becomes a problem in updating, so look into <text:span text:style-name="T15">core.whitespace</text:span> if that becomes an issue for your group.</text:p>
      <text:p text:style-name="P30"><text:a xlink:type="simple" xlink:href="http://git-scm.com/book/en/Customizing-Git-Git-Configuration"><text:span text:style-name="T7">http://git-scm.com/book/en/Customizing-Git-Git-Configuration</text:span></text:a></text:p>
      <text:p text:style-name="P26"><text:soft-page-break/></text:p>
      <text:list xml:id="list132253064291420" text:continue-numbering="true" text:style-name="L14">
        <text:list-item>
          <text:p text:style-name="P98">$ git re<text:span text:style-name="T26">mote</text:span></text:p>
        </text:list-item>
        <text:list-item>
          <text:p text:style-name="P51">$ git <text:span text:style-name="T26">remote --verbose</text:span></text:p>
        </text:list-item>
      </text:list>
      <text:p text:style-name="P26"/>
      <text:p text:style-name="P17">Branching</text:p>
      <text:p text:style-name="P34">Look at GitHub—it has one branch called “master”. <text:s/>Branches allow independent development environments (to discuss later). <text:s/>The local branch is found as:</text:p>
      <text:list xml:id="list132252814752189" text:continue-numbering="true" text:style-name="L14">
        <text:list-item>
          <text:p text:style-name="P103"><text:span text:style-name="T24">$ git </text:span><text:span text:style-name="T25">branch</text:span></text:p>
        </text:list-item>
      </text:list>
      <text:p text:style-name="P5"/>
      <text:p text:style-name="P11">When Git communicates with a remote repository, it needs to know which branch is changing. <text:s/>In this case, we'll just stick with “master”.</text:p>
      <text:p text:style-name="P11"/>
      <text:p text:style-name="P116"><text:span text:style-name="T43">Pushing &amp; Pulling</text:span></text:p>
      <text:p text:style-name="P35">The <text:span text:style-name="T15">push</text:span> command sends data (the commits and associated files) to a remote repository. <text:s/>We must specify the remote name and the branch name. <text:s/>What are those?</text:p>
      <text:list xml:id="list132251554639539" text:continue-numbering="true" text:style-name="L14">
        <text:list-item>
          <text:p text:style-name="P103"><text:span text:style-name="T24">$ git </text:span><text:span text:style-name="T25">push origin master</text:span></text:p>
        </text:list-item>
      </text:list>
      <text:p text:style-name="P35">Pull is the reciprocal command to update your local copy with the remote data.</text:p>
      <text:list xml:id="list132252564949173" text:continue-numbering="true" text:style-name="L14">
        <text:list-item>
          <text:p text:style-name="P103"><text:span text:style-name="T24">$ git </text:span><text:span text:style-name="T25">pull origin master</text:span></text:p>
        </text:list-item>
      </text:list>
      <text:p text:style-name="P11">(If this didn't work because students had commits, have them use <text:span text:style-name="T15">git reset –hard</text:span>.)</text:p>
      <text:p text:style-name="P11"/>
      <text:p text:style-name="P18">Collaborating</text:p>
      <text:list xml:id="list132251944757217" text:continue-numbering="true" text:style-name="L14">
        <text:list-item>
          <text:p text:style-name="P55">Pick a student to add their top thing to learn to the list:</text:p>
        </text:list-item>
        <text:list-item>
          <text:p text:style-name="P55">Add them to the collaborator list on the demo repo.</text:p>
        </text:list-item>
        <text:list-item>
          <text:p text:style-name="P104"><text:span text:style-name="T28">Edit, save, </text:span><text:span text:style-name="T30">add</text:span><text:span text:style-name="T28">, </text:span><text:span text:style-name="T30">commit</text:span><text:span text:style-name="T28">, </text:span><text:span text:style-name="T30">push</text:span></text:p>
        </text:list-item>
        <text:list-item>
          <text:p text:style-name="P104"><text:span text:style-name="T28">Have everyone </text:span><text:span text:style-name="T30">pull</text:span><text:span text:style-name="T28">.</text:span></text:p>
        </text:list-item>
      </text:list>
      <text:p text:style-name="P36"/>
      <text:p text:style-name="P19">Rebasing with No Conflicts</text:p>
      <text:list xml:id="list132252562503145" text:continue-numbering="true" text:style-name="L14">
        <text:list-item>
          <text:p text:style-name="P55">Have another student add their thing and push.</text:p>
        </text:list-item>
        <text:list-item>
          <text:p text:style-name="P55">Make a change to the README file before pulling.</text:p>
        </text:list-item>
        <text:list-item>
          <text:p text:style-name="P104"><text:span text:style-name="T28">Try to </text:span><text:span text:style-name="T30">push</text:span><text:span text:style-name="T28">.</text:span></text:p>
        </text:list-item>
        <text:list-item>
          <text:p text:style-name="P104"><text:span text:style-name="T28">On the white board draw the situation: my repo and the remote repo have different development histories and Git doesn't know how to </text:span><text:span text:style-name="T30">pull</text:span><text:span text:style-name="T28"> things together.</text:span></text:p>
        </text:list-item>
        <text:list-item>
          <text:p text:style-name="P55">It would be nice if I could move my local change after the remote change. (Draw picture.) There's a command for that!</text:p>
          <text:list>
            <text:list-item>
              <text:p text:style-name="P71">$ git fetch origin # get information from remote repo but don't integrate it locally like pull</text:p>
            </text:list-item>
            <text:list-item>
              <text:p text:style-name="P71">$ git rebase origin/master # origin/master is how we specify the fetched data</text:p>
            </text:list-item>
          </text:list>
        </text:list-item>
        <text:list-item>
          <text:p text:style-name="P55">This replays my local changes on top of the state of the remote repo.</text:p>
          <text:list>
            <text:list-item>
              <text:p text:style-name="P71">$ git log --oneline # now my change is after the remote change.</text:p>
            </text:list-item>
            <text:list-item>
              <text:p text:style-name="P71">$ git push origin master</text:p>
            </text:list-item>
          </text:list>
        </text:list-item>
        <text:list-item>
          <text:p text:style-name="P55">Have everyone pull.</text:p>
        </text:list-item>
      </text:list>
      <text:p text:style-name="P36"/>
      <text:p text:style-name="P19"/>
      <text:p text:style-name="P127">Rebasing with Conflicts</text:p>
      <text:list xml:id="list132252737976501" text:continue-numbering="true" text:style-name="L14">
        <text:list-item>
          <text:p text:style-name="P72"><text:span text:style-name="T37">Again, have a student add </text:span><text:span text:style-name="T38">his or her</text:span><text:span text:style-name="T37"> thing</text:span><text:span text:style-name="T38">s</text:span><text:span text:style-name="T37"> and </text:span><text:span text:style-name="T42">push</text:span><text:span text:style-name="T37">.</text:span></text:p>
        </text:list-item>
        <text:list-item>
          <text:p text:style-name="P72"><text:span text:style-name="T37">Before </text:span><text:span text:style-name="T42">pull</text:span><text:span text:style-name="T37">ing make a change in the same place in the same file.</text:span></text:p>
        </text:list-item>
        <text:list-item>
          <text:p text:style-name="P56">Try to rebase as above.</text:p>
        </text:list-item>
        <text:list-item>
          <text:p text:style-name="P73"><text:span text:style-name="T37">Explain the conflict message Git prints out </text:span><text:span text:style-name="T38">(“Automatic merge failed; fix conflicts and then commit the result.”).</text:span></text:p>
        </text:list-item>
        <text:list-item>
          <text:p text:style-name="P72"><text:span text:style-name="T37">Show the conflict messages in the file </text:span><text:span text:style-name="T38">(“</text:span><text:span text:style-name="T47">git diff</text:span><text:span text:style-name="T38">”; “</text:span><text:span text:style-name="T47">git status</text:span><text:span text:style-name="T38">”)</text:span><text:span text:style-name="T37"> and how to clean it up </text:span><text:span text:style-name="T38">(inside of the file)</text:span><text:span text:style-name="T37">.</text:span></text:p>
        </text:list-item>
        <text:list-item>
          <text:p text:style-name="P56">Continue the rebase and push the result.</text:p>
        </text:list-item>
        <text:list-item>
          <text:p text:style-name="P56">Have everyone pull.</text:p>
        </text:list-item>
      </text:list>
      <text:p text:style-name="P36"/>
      <text:p text:style-name="P16">Version Control <text:span text:style-name="T42">Basics</text:span></text:p>
      <text:p text:style-name="P19">Developing in branches</text:p>
      <text:p text:style-name="P38">Often you want to leave a stable version of your code alone while you make some potentially disruptive changes. Or you and someone else are working on the code and you want to be able to work without worrying what others are doing.</text:p>
      <text:p text:style-name="P38"/>
      <text:p text:style-name="P20">Activity</text:p>
      <text:list xml:id="list132252479331990" text:continue-numbering="true" text:style-name="L14">
        <text:list-item>
          <text:p text:style-name="P57">It's going to take a long time to get everyone's top thing to learn onto the list one at a time, so the room is going to break out into groups and each come up with their own list.</text:p>
        </text:list-item>
        <text:list-item>
          <text:p text:style-name="P59"><text:span text:style-name="T37">So that they can all do this and then push their result to GitHub, each </text:span>group <text:span text:style-name="T37">is going to work in their own, isolated branch.</text:span></text:p>
        </text:list-item>
      </text:list>
      <text:p text:style-name="P38"/>
      <text:p text:style-name="P20">Making a New Branch</text:p>
      <text:p text:style-name="P38"><text:span text:style-name="T17">Note: The </text:span><text:a xlink:type="simple" xlink:href="http://pcottle.github.io/learnGitBranching/?NODEMO"><text:span text:style-name="T13">Learn Git Branching app</text:span></text:a><text:span text:style-name="T17"> can be a useful way to illustrate this part of the lesson.</text:span></text:p>
      <text:list xml:id="list132251651733139" text:continue-numbering="true" text:style-name="L14">
        <text:list-item>
          <text:p text:style-name="P76">$ git branch</text:p>
        </text:list-item>
        <text:list-item>
          <text:p text:style-name="P76">$ <text:span text:style-name="T42">g</text:span>it branch group1 # make a new branch</text:p>
        </text:list-item>
        <text:list-item>
          <text:p text:style-name="P76">$ git checkout group1 # switch to it</text:p>
        </text:list-item>
        <text:list-item>
          <text:p text:style-name="P76">$ git branch</text:p>
        </text:list-item>
        <text:list-item>
          <text:p text:style-name="P59">Make a change and push it (specify new branch name in <text:span text:style-name="T15">push</text:span> command).</text:p>
        </text:list-item>
        <text:list-item>
          <text:p text:style-name="P76">$ <text:span text:style-name="T42">g</text:span>it checkout master</text:p>
        </text:list-item>
        <text:list-item>
          <text:p text:style-name="P59">Show how to browse different branches on GitHub.</text:p>
        </text:list-item>
        <text:list-item>
          <text:p text:style-name="P59">Have each group select a unique branch name, switch to it, and add their things to the list. Then <text:span text:style-name="T15">push</text:span> the results.</text:p>
        </text:list-item>
      </text:list>
      <text:p text:style-name="P38"/>
      <text:p text:style-name="P20">Resolving the Changes</text:p>
      <text:list xml:id="list132252246742765" text:continue-numbering="true" text:style-name="L14">
        <text:list-item>
          <text:p text:style-name="P59">Browse all of the new branches on GitHub.</text:p>
        </text:list-item>
        <text:list-item>
          <text:p text:style-name="P59">Illustrate the situation on the Learn Git Branching app.</text:p>
        </text:list-item>
        <text:list-item>
          <text:p text:style-name="P76">$ git checkout master</text:p>
        </text:list-item>
        <text:list-item>
          <text:p text:style-name="P76">$ git fetch origin # grab all new branches</text:p>
        </text:list-item>
        <text:list-item>
          <text:p text:style-name="P59">Pick a branch, then <text:span text:style-name="T15">git merge branch-name</text:span>. <text:s/>(This should be smooth.)</text:p>
        </text:list-item>
        <text:list-item>
          <text:p text:style-name="P60">Illustrate the situation on the Learn Git Branching app.</text:p>
        </text:list-item>
        <text:list-item>
          <text:p text:style-name="P59">Pick the next branch and git merge branch-name-2. <text:s/>Resolve conflicts, add, and commit, then merge again.</text:p>
        </text:list-item>
        <text:list-item>
          <text:p text:style-name="P60">Illustrate the situation on the Learn Git Branching app.</text:p>
        </text:list-item>
        <text:list-item>
          <text:p text:style-name="P61">Repeat as necessary, then push the final result to GitHub.</text:p>
        </text:list-item>
      </text:list>
      <text:p text:style-name="P27"/>
      <text:p text:style-name="P81"><text:soft-page-break/>Pull Requests</text:p>
      <text:p text:style-name="P63">If you are collaborating on different branches of a project, from time to time you will need to signal each other that there are sections of code or data which need to be consolidated back into the “master” version. <text:s/>This is accomplished via a <text:span text:style-name="T17">pull request</text:span>, which messages to the lead researcher that you have a branch with significant contributions to merge back in.</text:p>
      <text:p text:style-name="P63"/>
      <text:p text:style-name="P65">Typically you fork or branch the repository. <text:s/>You go to GitHub.com and navigate to the repository with changes (make sure you've pushed your local changes). <text:s/>Switch to your branch and click “Compare &amp; review”. <text:s/>Review the information and then submit it with a comment to start the discussion.</text:p>
      <text:p text:style-name="P63"/>
      <text:p text:style-name="P63">And we eat our own dog food: <text:s/>this is how we developed and coördinated the materials for this boot camp.</text:p>
      <text:p text:style-name="P62"/>
      <text:p text:style-name="P81">Miscellanea</text:p>
      <text:p text:style-name="P75"><text:tab/>$ git commit --amend</text:p>
      <text:p text:style-name="P77"><text:tab/>$ git mv/rm/cp <text:span text:style-name="T58">#reminder</text:span></text:p>
      <text:p text:style-name="P62"/>
      <text:p text:style-name="P21">Next Actions</text:p>
      <text:p text:style-name="P12">If you have existing data and you wish to create a repository for it using Git, follow these steps:</text:p>
      <text:list xml:id="list132253360764102" text:continue-numbering="true" text:style-name="L14">
        <text:list-item>
          <text:p text:style-name="P92">Consolidate your files into your preferred directory strucure (if not already).</text:p>
        </text:list-item>
        <text:list-item>
          <text:p text:style-name="P102">$ cd ~/projects/research_dir</text:p>
        </text:list-item>
        <text:list-item>
          <text:p text:style-name="P102">$ git init</text:p>
        </text:list-item>
        <text:list-item>
          <text:p text:style-name="P102">$ git add .</text:p>
        </text:list-item>
      </text:list>
      <text:p text:style-name="P87"/>
      <text:p text:style-name="P129"><text:span text:style-name="T42">L</text:span>icensing Content</text:p>
      <text:p text:style-name="P64"><text:span text:style-name="T24">Now SWC waxes evangelical: <text:s/>the opposite of “open” isn't closed, it's “broken”. <text:s/>The free availability of data sets on which published research is based accelerates discovery and dissemination. <text:s/>See if the following sounds familiar:</text:span></text:p>
      <text:p text:style-name="P110"/>
      <text:list xml:id="list132253433736101" text:continue-numbering="true" text:style-name="L14">
        <text:list-item>
          <text:p text:style-name="P53">A scientist collects some data and stores it on a machine that is occasionally backed up by her department.</text:p>
        </text:list-item>
        <text:list-item>
          <text:p text:style-name="P53">She then writes or modifies a few small programs (which also reside on her machine) to analyze that data.</text:p>
        </text:list-item>
        <text:list-item>
          <text:p text:style-name="P53">Once she has some results, she writes them up and submits her paper. She might include her data---a growing number of journals require this---but she probably doesn't include her code.</text:p>
        </text:list-item>
        <text:list-item>
          <text:p text:style-name="P53">Time passes.</text:p>
        </text:list-item>
        <text:list-item>
          <text:p text:style-name="P53">The journal sends her reviews written anonymously by a handful of other people in her field. She revises her paper to satisfy them, during which time she might also modify the scripts she wrote earlier, and resubmits.</text:p>
        </text:list-item>
        <text:list-item>
          <text:p text:style-name="P53">More time passes.</text:p>
        </text:list-item>
        <text:list-item>
          <text:p text:style-name="P53">The paper is eventually published. It might include a link to an online copy of her data, but the paper itself will be behind a paywall: only people who have personal or institutional access will be able to read it.</text:p>
        </text:list-item>
      </text:list>
      <text:p text:style-name="P52"/>
      <text:p text:style-name="P52">For a growing number of scientists, though, the process looks like this:</text:p>
      <text:list xml:id="list132252819559915" text:continue-numbering="true" text:style-name="L14">
        <text:list-item>
          <text:p text:style-name="P53">The data that the scientist collects is stored in an open access repository like figshare or Dryad as soon as it's collected, and given its own DOI.</text:p>
        </text:list-item>
        <text:list-item>
          <text:p text:style-name="P53">The scientist creates a new repository on GitHub to hold her work.</text:p>
        </text:list-item>
        <text:list-item>
          <text:p text:style-name="P53">As she does her analysis, she pushes changes to her scripts (and possibly some output files) to that repository. She also uses the repository for her paper; that repository is then the hub for collaboration with her colleagues.</text:p>
        </text:list-item>
        <text:list-item>
          <text:p text:style-name="P53">When she's happy with the state of her paper, she posts a version to arXiv or some other preprint server to invite feedback from peers.</text:p>
        </text:list-item>
        <text:list-item>
          <text:p text:style-name="P53">Based on that feedback, she may post several revisions before finally submitting her paper to a journal.</text:p>
        </text:list-item>
        <text:list-item>
          <text:p text:style-name="P53">The published paper includes links to her preprint and to her code and data repositories, which makes it much easier for other scientists to use her work as starting point for their own research.</text:p>
        </text:list-item>
      </text:list>
      <text:p text:style-name="P52"/>
      <text:p text:style-name="P52">Studies have shown that the more open model accelerates discovery, and that more open work is more widely cited. However, people who want to work this way need to make some decisions about what exactly "open" means in practice.</text:p>
      <text:p text:style-name="P52"/>
      <text:p text:style-name="P82">Licensing</text:p>
      <text:p text:style-name="P52">There are several kinds of license for software and publications. <text:s/>Basically, these allow you to share your code or data or publications with the source, but with certain responsibilities laid upon the distributor to continue to pass along that source under a similar sharing agreement.</text:p>
      <text:p text:style-name="P52">(talk about GPL, CC, Public Domain, etc. if time)</text:p>
      <text:p text:style-name="P52"/>
      <text:p text:style-name="P52">You should include a LICENSE file in the root directory of your project, as well as a CITATION file with preferred citation data.</text:p>
      <text:p text:style-name="P52"/>
      <text:p text:style-name="P82"><text:soft-page-break/>Hosting</text:p>
      <text:p text:style-name="P52">Hosting is another major concern: <text:s/>we want data to be trackable and accessible for years if not decades. <text:s/><text:span text:style-name="T49">One option is for the lab, the department, or the university to provide a server, manage accounts and backups, and so on. The main benefit of this is that it clarifies who owns what, which is particularly important if any of the material is sensitive (i.e., relates to experiments involving human subjects or may be used in a patent application). The main drawbacks are the cost of providing the service and its longevity: a scientist who has spent ten years collecting data would like to be sure that data will still be available ten years from now, but that's well beyond the lifespan of most of the grants that fund academic infrastructure.</text:span></text:p>
      <text:p text:style-name="P54"><text:span text:style-name="T50"/></text:p>
      <text:p text:style-name="P54"><text:span text:style-name="T50">The alternative is to use a public hosting service like GitHub, BitBucket, Google Code, or SourceForge. All of these allow people to create repositories through a web interface, and also provide mailing lists, ways to keep track of who's doing what, and so on. They all benefit from economies of scale and network effects: it's easier to run one large service well than to run many smaller services to the same standard, and it's also easier for people to collaborate if they're using the same service, not least because it gives them fewer passwords to remember.</text:span></text:p>
      <text:p text:style-name="P54"><text:span text:style-name="T50"/></text:p>
      <text:p text:style-name="P54"><text:span text:style-name="T50">However, all of these services place some constraints on people's work. In particular, they give users a choice: if they're willing to share their work with others, it will be hosted for free, but if they want privacy, they have to pay. Sharing might seem like the only valid choice for science, but many institutions may not allow researchers to do this, either because they want to protect future patent applications or simply because what's new is often also frightening.</text:span></text:p>
      <text:p text:style-name="P54"><text:span text:style-name="T50"/></text:p>
      <text:p text:style-name="P90"><text:span text:style-name="T51">Ownership</text:span></text:p>
      <text:p text:style-name="P54"><text:span text:style-name="T50">Who actually owns your work? <text:s/>Do you have the right to distribute it freely or as open source? <text:s/>Most of the time it seems that researchers operate under the dictum that it is easier to get forgiveness than permission, but it pays to enquire with the university's intellectual property office.</text:span></text:p>
      <text:p text:style-name="P48"/>
      <text:p text:style-name="P5"/>
      <text:list xml:id="list132253581462647" text:continue-numbering="true" text:style-name="L14">
        <text:list-item>
          <text:p text:style-name="P106">Tell me about the types of data files you typically work with. <text:s/>What format are they? <text:s/>How do you share them and work on them now? <text:s/>What works well with this process now? <text:s/>What is painful and needs to improve?</text:p>
        </text:list-item>
      </text:list>
      <text:p text:style-name="P108"/>
      <text:p text:style-name="P105"><text:span text:style-name="T34">$ </text:span><text:span text:style-name="T27">git reset --hard</text:span></text:p>
      <text:p text:style-name="P41">$ git commit --amend</text:p>
      <text:p text:style-name="P41">$ git merge master</text:p>
      <text:p text:style-name="P41">$ git cherry-pick ***</text:p>
      <text:p text:style-name="P41"/>
      <text:p text:style-name="P33"><text:a xlink:type="simple" xlink:href="http://marklodato.github.io/visual-git-guide/index-en.html"><text:span text:style-name="T7">http://marklodato.github.io/visual-git-guide/index-en.html</text:span></text:a></text:p>
      <text:p text:style-name="P8"/>
      <text:p text:style-name="P10">Undo:</text:p>
      <text:p text:style-name="P10"><text:a xlink:type="simple" xlink:href="http://git-scm.com/2011/07/11/reset.html"><text:span text:style-name="T7">git reset</text:span></text:a></text:p>
      <text:p text:style-name="P8"/>
      <text:p text:style-name="P8">————————</text:p>
      <text:p text:style-name="P117">This document was created by Neal Davis for Computational Science &amp; Engineering at the University of Illinois at Urbana–Champaign. <text:s/>It incorporates some elements from Software Carpentry, <text:span text:style-name="T48">contributed by Greg Wilson and others;</text:span> and The Hacker Within, contributed by Katy Huff, Anthony Scopatz, Joshua R. Smith, and Sri Hari Krishna Narayanan.</text:p>
      <text:p text:style-name="P117"><text:span text:style-name="T39"/></text:p>
      <text:p text:style-name="P118"><text:span text:style-name="T52">amd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Linux Libertine O1" svg:font-family="'Linux Libertine O'"/>
    <style:font-face style:name="Lucida Grande" svg:font-family="'Lucida Grande'" style:font-adornments="Regular"/>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Linux Libertine O" svg:font-family="'Linux Libertine O'" style:font-pitch="variable"/>
    <style:font-face style:name="Times New Roman2" svg:font-family="'Times New Roman'" style:font-pitch="variable"/>
    <style:font-face style:name="Ubuntu" svg:font-family="Ubuntu" style:font-pitch="variable"/>
    <style:font-face style:name="Ubuntu Mono" svg:font-family="'Ubuntu Mon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fo:color="#0084d1"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3:54:54.620183000</meta:creation-date>
    <dc:date>2013-10-16T13:22:51.216222000</dc:date>
    <meta:editing-duration>PT8H4M29S</meta:editing-duration>
    <meta:editing-cycles>17</meta:editing-cycles>
    <meta:generator>LibreOffice/4.1.1.2$MacOSX_x86 LibreOffice_project/7e4286b58adc75a14f6d83f53a03b6c11fa2903</meta:generator>
    <meta:print-date>2013-10-16T13:22:25.785534000</meta:print-date>
    <meta:document-statistic meta:table-count="0" meta:image-count="0" meta:object-count="0" meta:page-count="15" meta:paragraph-count="320" meta:word-count="4800" meta:character-count="26927" meta:non-whitespace-character-count="22468"/>
  </office:meta>
</office:document-meta>
</file>